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2000000020EA092223A1FD995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nux Libertine" svg:font-family="'Linux Libertine'"/>
    <style:font-face style:name="Linux Libertine1" svg:font-family="'Linux Libertine'" style:font-pitch="variable"/>
    <style:font-face style:name="Noto Sans CJK SC" svg:font-family="'Noto Sans CJK SC'" style:font-family-generic="system" style:font-pitch="variable"/>
    <style:font-face style:name="Noto Sans Deseret" svg:font-family="'Noto Sans Deseret'" style:font-family-generic="swiss"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fo:font-size="10.5pt" fo:language="en" fo:country="US" style:font-size-asian="10.5pt" style:font-size-complex="10.5pt"/>
    </style:style>
    <style:style style:name="P2" style:family="paragraph" style:parent-style-name="Footer">
      <loext:graphic-properties draw:fill-hatch-name="hatch"/>
      <style:paragraph-properties fo:margin-left="0.5in" fo:margin-right="0in" fo:text-indent="-0.5in" style:auto-text-indent="false">
        <style:tab-stops>
          <style:tab-stop style:position="3.3465in" style:type="center"/>
          <style:tab-stop style:position="6.6929in" style:type="right"/>
        </style:tab-stops>
      </style:paragraph-properties>
      <style:text-properties fo:font-size="10.5pt" fo:language="en" fo:country="US" style:font-size-asian="10.5pt" style:font-size-complex="10.5pt"/>
    </style:style>
    <style:style style:name="P3" style:family="paragraph" style:parent-style-name="Footnote">
      <style:text-properties officeooo:rsid="001e9d71" officeooo:paragraph-rsid="001e9d71"/>
    </style:style>
    <style:style style:name="P4" style:family="paragraph" style:parent-style-name="Footnote">
      <style:text-properties officeooo:rsid="0032309a" officeooo:paragraph-rsid="0032309a"/>
    </style:style>
    <style:style style:name="P5" style:family="paragraph" style:parent-style-name="Footnote">
      <style:text-properties officeooo:rsid="004ca023" officeooo:paragraph-rsid="004ca023"/>
    </style:style>
    <style:style style:name="P6" style:family="paragraph" style:parent-style-name="Footnote">
      <style:text-properties officeooo:rsid="00500411" officeooo:paragraph-rsid="00500411"/>
    </style:style>
    <style:style style:name="P7" style:family="paragraph" style:parent-style-name="Footnote">
      <style:text-properties officeooo:rsid="005781c4" officeooo:paragraph-rsid="005781c4"/>
    </style:style>
    <style:style style:name="P8" style:family="paragraph" style:parent-style-name="Footnote">
      <style:text-properties officeooo:rsid="0062971a" officeooo:paragraph-rsid="0062971a"/>
    </style:style>
    <style:style style:name="P9" style:family="paragraph" style:parent-style-name="Footnote">
      <style:text-properties officeooo:paragraph-rsid="0015915e"/>
    </style:style>
    <style:style style:name="P10" style:family="paragraph" style:parent-style-name="Footnote">
      <style:text-properties officeooo:rsid="00726deb" officeooo:paragraph-rsid="00726deb"/>
    </style:style>
    <style:style style:name="P11" style:family="paragraph" style:parent-style-name="Title">
      <style:text-properties style:font-name="Linux Libertine1" fo:language="en" fo:country="US"/>
    </style:style>
    <style:style style:name="P12" style:family="paragraph" style:parent-style-name="Footnote">
      <style:text-properties officeooo:rsid="0089a880" officeooo:paragraph-rsid="0089a880"/>
    </style:style>
    <style:style style:name="P13" style:family="paragraph" style:parent-style-name="Footnote">
      <style:text-properties officeooo:rsid="008bf610" officeooo:paragraph-rsid="008bf610"/>
    </style:style>
    <style:style style:name="P14" style:family="paragraph" style:parent-style-name="Footnote">
      <style:text-properties officeooo:rsid="007ec2c7" officeooo:paragraph-rsid="00a2625f"/>
    </style:style>
    <style:style style:name="P15" style:family="paragraph" style:parent-style-name="Footnote">
      <style:text-properties officeooo:rsid="00a322e5" officeooo:paragraph-rsid="00a322e5"/>
    </style:style>
    <style:style style:name="P16" style:family="paragraph" style:parent-style-name="Footnote">
      <style:text-properties officeooo:rsid="00add15e" officeooo:paragraph-rsid="00add15e"/>
    </style:style>
    <style:style style:name="P17" style:family="paragraph" style:parent-style-name="Footnote">
      <style:text-properties officeooo:rsid="00af7c5a" officeooo:paragraph-rsid="00af7c5a"/>
    </style:style>
    <style:style style:name="P18" style:family="paragraph" style:parent-style-name="Footnote">
      <style:text-properties officeooo:rsid="00b462e0" officeooo:paragraph-rsid="00b462e0"/>
    </style:style>
    <style:style style:name="P19" style:family="paragraph" style:parent-style-name="Footnote">
      <style:text-properties officeooo:paragraph-rsid="00cc0681"/>
    </style:style>
    <style:style style:name="P20" style:family="paragraph" style:parent-style-name="Footnote">
      <style:text-properties officeooo:rsid="00d085db" officeooo:paragraph-rsid="00d085db"/>
    </style:style>
    <style:style style:name="P21" style:family="paragraph" style:parent-style-name="Footnote">
      <style:text-properties fo:language="en" fo:country="US"/>
    </style:style>
    <style:style style:name="P22" style:family="paragraph" style:parent-style-name="Footnote">
      <style:text-properties fo:language="en" fo:country="US" officeooo:paragraph-rsid="0066a0bd"/>
    </style:style>
    <style:style style:name="P23" style:family="paragraph" style:parent-style-name="Footnote">
      <style:text-properties fo:language="en" fo:country="US" officeooo:rsid="007ec2c7" officeooo:paragraph-rsid="007ec2c7"/>
    </style:style>
    <style:style style:name="P24" style:family="paragraph" style:parent-style-name="Footnote">
      <style:text-properties fo:language="en" fo:country="US" officeooo:rsid="006fd3a4" officeooo:paragraph-rsid="006fd3a4"/>
    </style:style>
    <style:style style:name="P25" style:family="paragraph" style:parent-style-name="Footnote">
      <style:text-properties fo:language="en" fo:country="US" officeooo:rsid="008b72bd" officeooo:paragraph-rsid="008b72bd"/>
    </style:style>
    <style:style style:name="P26" style:family="paragraph" style:parent-style-name="Footnote">
      <style:text-properties fo:language="en" fo:country="US" officeooo:rsid="009803b7" officeooo:paragraph-rsid="009803b7"/>
    </style:style>
    <style:style style:name="P27" style:family="paragraph" style:parent-style-name="Standard">
      <style:text-properties fo:language="en" fo:country="US" officeooo:rsid="001444ea" officeooo:paragraph-rsid="001444ea"/>
    </style:style>
    <style:style style:name="P28" style:family="paragraph" style:parent-style-name="Standard">
      <loext:graphic-properties draw:fill-gradient-name="gradient" draw:fill-hatch-name="hatch"/>
      <style:paragraph-properties fo:line-height="150%"/>
      <style:text-properties fo:language="en" fo:country="US" officeooo:rsid="001444ea" officeooo:paragraph-rsid="0044c5ef"/>
    </style:style>
    <style:style style:name="P29" style:family="paragraph" style:parent-style-name="Standard">
      <loext:graphic-properties draw:fill-gradient-name="gradient" draw:fill-hatch-name="hatch"/>
      <style:paragraph-properties fo:line-height="150%">
        <style:drop-cap style:lines="2"/>
      </style:paragraph-properties>
      <style:text-properties fo:language="en" fo:country="US" officeooo:rsid="001444ea" officeooo:paragraph-rsid="004a2b98"/>
    </style:style>
    <style:style style:name="P30"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fo:language="en" fo:country="US" officeooo:rsid="001444ea" officeooo:paragraph-rsid="00172479"/>
    </style:style>
    <style:style style:name="P31"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fo:language="en" fo:country="US" officeooo:rsid="001444ea" officeooo:paragraph-rsid="0027f487"/>
    </style:style>
    <style:style style:name="P32"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fo:language="en" fo:country="US" officeooo:rsid="00209454" officeooo:paragraph-rsid="0044caf7"/>
    </style:style>
    <style:style style:name="P33"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fo:language="en" fo:country="US" officeooo:rsid="0015915e" officeooo:paragraph-rsid="0032309a"/>
    </style:style>
    <style:style style:name="P34"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fo:language="en" fo:country="US" officeooo:rsid="0015915e" officeooo:paragraph-rsid="0015915e"/>
    </style:style>
    <style:style style:name="P35"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fo:language="en" fo:country="US" officeooo:rsid="00172479" officeooo:paragraph-rsid="00415684"/>
    </style:style>
    <style:style style:name="P36" style:family="paragraph" style:parent-style-name="Standard">
      <loext:graphic-properties draw:fill-gradient-name="gradient" draw:fill-hatch-name="hatch"/>
      <style:paragraph-properties fo:margin-left="0in" fo:margin-right="0in" fo:line-height="150%" fo:text-indent="0.5in" style:auto-text-indent="false"/>
      <style:text-properties fo:language="en" fo:country="US" officeooo:rsid="00172479" officeooo:paragraph-rsid="00172479"/>
    </style:style>
    <style:style style:name="P37"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fo:language="en" fo:country="US" officeooo:rsid="0029481f" officeooo:paragraph-rsid="0029481f"/>
    </style:style>
    <style:style style:name="P38"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fo:language="en" fo:country="US" officeooo:rsid="001c8dbf" officeooo:paragraph-rsid="0073864c"/>
    </style:style>
    <style:style style:name="P39"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fo:language="en" fo:country="US" officeooo:rsid="0018aa07" officeooo:paragraph-rsid="00a2625f"/>
    </style:style>
    <style:style style:name="P40"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fo:language="en" fo:country="US" officeooo:rsid="0018aa07" officeooo:paragraph-rsid="003c1107"/>
    </style:style>
    <style:style style:name="P41" style:family="paragraph" style:parent-style-name="Standard">
      <loext:graphic-properties draw:fill-gradient-name="gradient" draw:fill-hatch-name="hatch"/>
      <style:paragraph-properties fo:margin-left="0in" fo:margin-right="0in" fo:line-height="150%" fo:text-indent="0.5in" style:auto-text-indent="false"/>
      <style:text-properties fo:language="en" fo:country="US" officeooo:rsid="0018aa07" officeooo:paragraph-rsid="00353282"/>
    </style:style>
    <style:style style:name="P42"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fo:language="en" fo:country="US" officeooo:rsid="0051112c" officeooo:paragraph-rsid="0051a811"/>
    </style:style>
    <style:style style:name="P43"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fo:language="en" fo:country="US" officeooo:rsid="001e9d71" officeooo:paragraph-rsid="001e9d71"/>
    </style:style>
    <style:style style:name="P44"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fo:language="en" fo:country="US" officeooo:rsid="001e9d71" officeooo:paragraph-rsid="008b72bd"/>
    </style:style>
    <style:style style:name="P45"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fo:language="en" fo:country="US" officeooo:rsid="00221561" officeooo:paragraph-rsid="00221561"/>
    </style:style>
    <style:style style:name="P46"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fo:language="en" fo:country="US" officeooo:rsid="00221561" officeooo:paragraph-rsid="00d1442b"/>
    </style:style>
    <style:style style:name="P47" style:family="paragraph" style:parent-style-name="Standard">
      <loext:graphic-properties draw:fill-gradient-name="gradient" draw:fill-hatch-name="hatch"/>
      <style:paragraph-properties fo:margin-left="0in" fo:margin-right="0in" fo:line-height="150%" fo:text-indent="0.5in" style:auto-text-indent="false"/>
      <style:text-properties fo:language="en" fo:country="US" officeooo:rsid="00221561" officeooo:paragraph-rsid="0027f487"/>
    </style:style>
    <style:style style:name="P48"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fo:language="en" fo:country="US" officeooo:rsid="00242114" officeooo:paragraph-rsid="00433667"/>
    </style:style>
    <style:style style:name="P49"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fo:language="en" fo:country="US" officeooo:rsid="00260e3b" officeooo:paragraph-rsid="00260e3b"/>
    </style:style>
    <style:style style:name="P50" style:family="paragraph" style:parent-style-name="Standard">
      <loext:graphic-properties draw:fill-gradient-name="gradient" draw:fill-hatch-name="hatch"/>
      <style:paragraph-properties fo:margin-left="0in" fo:margin-right="0in" fo:line-height="150%" fo:text-indent="0.5in" style:auto-text-indent="false"/>
      <style:text-properties fo:language="en" fo:country="US" officeooo:rsid="0036ff70" officeooo:paragraph-rsid="00409b80"/>
    </style:style>
    <style:style style:name="P51" style:family="paragraph" style:parent-style-name="Standard">
      <loext:graphic-properties draw:fill-gradient-name="gradient" draw:fill-hatch-name="hatch"/>
      <style:paragraph-properties fo:margin-left="0in" fo:margin-right="0in" fo:line-height="150%" fo:text-indent="0.5in" style:auto-text-indent="false"/>
      <style:text-properties fo:language="en" fo:country="US" officeooo:rsid="0036c6ba" officeooo:paragraph-rsid="0096a644"/>
    </style:style>
    <style:style style:name="P52" style:family="paragraph" style:parent-style-name="Standard">
      <loext:graphic-properties draw:fill-gradient-name="gradient" draw:fill-hatch-name="hatch"/>
      <style:paragraph-properties fo:margin-left="0in" fo:margin-right="0in" fo:line-height="150%" fo:text-indent="0.5in" style:auto-text-indent="false"/>
      <style:text-properties fo:language="en" fo:country="US" officeooo:rsid="00ad9f0c" officeooo:paragraph-rsid="00ad9f0c"/>
    </style:style>
    <style:style style:name="P53" style:family="paragraph" style:parent-style-name="Standard">
      <loext:graphic-properties draw:fill-gradient-name="gradient" draw:fill-hatch-name="hatch"/>
      <style:paragraph-properties fo:margin-left="0in" fo:margin-right="0in" fo:line-height="150%" fo:text-indent="0.5in" style:auto-text-indent="false"/>
      <style:text-properties fo:language="en" fo:country="US" officeooo:rsid="001a7948" officeooo:paragraph-rsid="003de525"/>
    </style:style>
    <style:style style:name="P54" style:family="paragraph" style:parent-style-name="Standard">
      <loext:graphic-properties draw:fill-gradient-name="gradient" draw:fill-hatch-name="hatch"/>
      <style:paragraph-properties fo:margin-left="0in" fo:margin-right="0in" fo:line-height="150%" fo:text-indent="0.5in" style:auto-text-indent="false"/>
      <style:text-properties fo:language="en" fo:country="US" officeooo:rsid="0029ad54" officeooo:paragraph-rsid="0029ad54"/>
    </style:style>
    <style:style style:name="P55" style:family="paragraph" style:parent-style-name="Standard">
      <loext:graphic-properties draw:fill-gradient-name="gradient" draw:fill-hatch-name="hatch"/>
      <style:paragraph-properties fo:margin-left="0in" fo:margin-right="0in" fo:line-height="150%" fo:text-indent="0.5in" style:auto-text-indent="false"/>
      <style:text-properties fo:language="en" fo:country="US" officeooo:rsid="00ca258e" officeooo:paragraph-rsid="00ce939d"/>
    </style:style>
    <style:style style:name="P56" style:family="paragraph" style:parent-style-name="Standard">
      <loext:graphic-properties draw:fill-gradient-name="gradient" draw:fill-hatch-name="hatch"/>
      <style:paragraph-properties fo:margin-left="0in" fo:margin-right="0in" fo:line-height="150%" fo:text-align="center" style:justify-single-word="false" fo:text-indent="0.5in" style:auto-text-indent="false">
        <style:drop-cap/>
      </style:paragraph-properties>
      <style:text-properties style:font-name="Linux Libertine" fo:font-size="12pt" fo:language="en" fo:country="US" fo:font-style="italic" officeooo:rsid="00221561" officeooo:paragraph-rsid="0044caf7" style:font-name-asian="Linux Libertine" style:font-size-asian="12pt" style:font-style-asian="italic" style:font-name-complex="Linux Libertine" style:font-size-complex="12pt" style:font-style-complex="italic"/>
    </style:style>
    <style:style style:name="P57" style:family="paragraph" style:parent-style-name="Standard">
      <loext:graphic-properties draw:fill-gradient-name="gradient" draw:fill-hatch-name="hatch"/>
      <style:paragraph-properties fo:margin-left="0in" fo:margin-right="0in" fo:line-height="150%" fo:text-align="center" style:justify-single-word="false" fo:text-indent="0.5in" style:auto-text-indent="false">
        <style:drop-cap/>
      </style:paragraph-properties>
      <style:text-properties style:font-name="Linux Libertine" fo:language="en" fo:country="US" officeooo:rsid="00221561" officeooo:paragraph-rsid="00221561" style:font-name-asian="Linux Libertine" style:font-name-complex="Linux Libertine"/>
    </style:style>
    <style:style style:name="P58" style:family="paragraph" style:parent-style-name="Standard">
      <loext:graphic-properties draw:fill-gradient-name="gradient" draw:fill-hatch-name="hatch"/>
      <style:paragraph-properties fo:line-height="150%"/>
      <style:text-properties fo:language="en" fo:country="US" fo:font-style="italic" officeooo:rsid="001444ea" officeooo:paragraph-rsid="0044c5ef" style:font-style-asian="italic" style:font-style-complex="italic"/>
    </style:style>
    <style:style style:name="P59" style:family="paragraph" style:parent-style-name="Standard">
      <loext:graphic-properties draw:fill-gradient-name="gradient" draw:fill-hatch-name="hatch"/>
      <style:paragraph-properties fo:line-height="150%"/>
      <style:text-properties fo:font-size="10.5pt" fo:language="en" fo:country="US" fo:font-style="normal" officeooo:rsid="001444ea" officeooo:paragraph-rsid="00c31b23" style:font-size-asian="10.5pt" style:font-style-asian="normal" style:font-name-complex="Noto Sans Deseret" style:font-size-complex="10.5pt" style:font-style-complex="normal"/>
    </style:style>
    <style:style style:name="P60" style:family="paragraph" style:parent-style-name="Footnote">
      <style:text-properties officeooo:rsid="00d20db8" officeooo:paragraph-rsid="00d20db8"/>
    </style:style>
    <style:style style:name="P61" style:family="paragraph" style:parent-style-name="Heading_20_2">
      <style:paragraph-properties fo:text-align="center" style:justify-single-word="false"/>
      <style:text-properties style:font-name="Linux Libertine1" fo:language="en" fo:country="US"/>
    </style:style>
    <style:style style:name="P62" style:family="paragraph" style:parent-style-name="Heading_20_2">
      <style:paragraph-properties fo:break-before="page"/>
      <style:text-properties fo:language="en" fo:country="US"/>
    </style:style>
    <style:style style:name="T1" style:family="text">
      <style:text-properties officeooo:rsid="001c8dbf"/>
    </style:style>
    <style:style style:name="T2" style:family="text">
      <style:text-properties officeooo:rsid="00b5f57a"/>
    </style:style>
    <style:style style:name="T3" style:family="text">
      <style:text-properties officeooo:rsid="0064111d"/>
    </style:style>
    <style:style style:name="T4" style:family="text">
      <style:text-properties officeooo:rsid="00b78c36"/>
    </style:style>
    <style:style style:name="T5" style:family="text">
      <style:text-properties fo:font-style="italic" style:font-style-asian="italic" style:font-style-complex="italic"/>
    </style:style>
    <style:style style:name="T6" style:family="text">
      <style:text-properties fo:font-style="italic" officeooo:rsid="001c8dbf" style:font-style-asian="italic" style:font-style-complex="italic"/>
    </style:style>
    <style:style style:name="T7" style:family="text">
      <style:text-properties fo:font-style="italic" officeooo:rsid="009b3c22" style:font-style-asian="italic" style:font-style-complex="italic"/>
    </style:style>
    <style:style style:name="T8" style:family="text">
      <style:text-properties fo:font-style="italic" officeooo:rsid="001a7948" style:font-style-asian="italic" style:font-style-complex="italic"/>
    </style:style>
    <style:style style:name="T9" style:family="text">
      <style:text-properties fo:font-style="italic" officeooo:rsid="001cd934" style:font-style-asian="italic" style:font-style-complex="italic"/>
    </style:style>
    <style:style style:name="T10" style:family="text">
      <style:text-properties fo:font-style="italic" officeooo:rsid="0029ad54" style:font-style-asian="italic" style:font-style-complex="italic"/>
    </style:style>
    <style:style style:name="T11" style:family="text">
      <style:text-properties fo:font-style="italic" officeooo:rsid="00353282" style:font-style-asian="italic" style:font-style-complex="italic"/>
    </style:style>
    <style:style style:name="T12" style:family="text">
      <style:text-properties fo:font-style="italic" officeooo:rsid="003e862f" style:font-style-asian="italic" style:font-style-complex="italic"/>
    </style:style>
    <style:style style:name="T13" style:family="text">
      <style:text-properties fo:font-style="italic" officeooo:rsid="00409b80" style:font-style-asian="italic" style:font-style-complex="italic"/>
    </style:style>
    <style:style style:name="T14" style:family="text">
      <style:text-properties fo:font-style="italic" officeooo:rsid="0044c5ef" style:font-style-asian="italic" style:font-style-complex="italic"/>
    </style:style>
    <style:style style:name="T15" style:family="text">
      <style:text-properties fo:font-style="italic" officeooo:rsid="00221561" style:font-style-asian="italic" style:font-style-complex="italic"/>
    </style:style>
    <style:style style:name="T16" style:family="text">
      <style:text-properties fo:font-style="italic" officeooo:rsid="004a2b98" style:font-style-asian="italic" style:font-style-complex="italic"/>
    </style:style>
    <style:style style:name="T17" style:family="text">
      <style:text-properties fo:font-style="italic" officeooo:rsid="0062971a" style:font-style-asian="italic" style:font-style-complex="italic"/>
    </style:style>
    <style:style style:name="T18" style:family="text">
      <style:text-properties fo:font-style="italic" officeooo:rsid="00656b2c" style:font-style-asian="italic" style:font-style-complex="italic"/>
    </style:style>
    <style:style style:name="T19" style:family="text">
      <style:text-properties fo:font-style="italic" officeooo:rsid="0073864c" style:font-style-asian="italic" style:font-style-complex="italic"/>
    </style:style>
    <style:style style:name="T20" style:family="text">
      <style:text-properties fo:font-style="italic" officeooo:rsid="008b72bd" style:font-style-asian="italic" style:font-style-complex="italic"/>
    </style:style>
    <style:style style:name="T21" style:family="text">
      <style:text-properties fo:font-style="italic" officeooo:rsid="0091bae7" style:font-style-asian="italic" style:font-style-complex="italic"/>
    </style:style>
    <style:style style:name="T22" style:family="text">
      <style:text-properties fo:font-style="italic" officeooo:rsid="0094a10e" style:font-style-asian="italic" style:font-style-complex="italic"/>
    </style:style>
    <style:style style:name="T23" style:family="text">
      <style:text-properties fo:font-style="italic" officeooo:rsid="0036ff70" style:font-style-asian="italic" style:font-style-complex="italic"/>
    </style:style>
    <style:style style:name="T24" style:family="text">
      <style:text-properties fo:font-style="italic" officeooo:rsid="00cc0681" style:font-style-asian="italic" style:font-style-complex="italic"/>
    </style:style>
    <style:style style:name="T25" style:family="text">
      <style:text-properties fo:font-style="italic" style:text-underline-style="none" officeooo:rsid="00353282" style:font-style-asian="italic" style:font-style-complex="italic"/>
    </style:style>
    <style:style style:name="T26" style:family="text">
      <style:text-properties fo:font-style="italic" style:text-underline-style="none" officeooo:rsid="0040478c" style:font-style-asian="italic" style:font-style-complex="italic"/>
    </style:style>
    <style:style style:name="T27" style:family="text">
      <style:text-properties fo:font-style="italic" style:text-underline-style="none" officeooo:rsid="00484635" style:font-style-asian="italic" style:font-style-complex="italic"/>
    </style:style>
    <style:style style:name="T28" style:family="text">
      <style:text-properties fo:font-style="normal" style:font-style-asian="normal" style:font-style-complex="normal"/>
    </style:style>
    <style:style style:name="T29" style:family="text">
      <style:text-properties fo:font-style="normal" officeooo:rsid="001c8dbf" style:font-style-asian="normal" style:font-style-complex="normal"/>
    </style:style>
    <style:style style:name="T30" style:family="text">
      <style:text-properties fo:font-style="normal" officeooo:rsid="0029ad54" style:font-style-asian="normal" style:font-style-complex="normal"/>
    </style:style>
    <style:style style:name="T31" style:family="text">
      <style:text-properties fo:font-style="normal" officeooo:rsid="001a7948" style:font-style-asian="normal" style:font-style-complex="normal"/>
    </style:style>
    <style:style style:name="T32" style:family="text">
      <style:text-properties fo:font-style="normal" officeooo:rsid="001e65d1" style:font-style-asian="normal" style:font-style-complex="normal"/>
    </style:style>
    <style:style style:name="T33" style:family="text">
      <style:text-properties fo:font-style="normal" officeooo:rsid="001cd934" style:font-style-asian="normal" style:font-style-complex="normal"/>
    </style:style>
    <style:style style:name="T34" style:family="text">
      <style:text-properties fo:font-style="normal" officeooo:rsid="00260e3b" style:font-style-asian="normal" style:font-style-complex="normal"/>
    </style:style>
    <style:style style:name="T35" style:family="text">
      <style:text-properties fo:font-style="normal" officeooo:rsid="0027f487" style:font-style-asian="normal" style:font-style-complex="normal"/>
    </style:style>
    <style:style style:name="T36" style:family="text">
      <style:text-properties fo:font-style="normal" officeooo:rsid="002b993e" style:font-style-asian="normal" style:font-style-complex="normal"/>
    </style:style>
    <style:style style:name="T37" style:family="text">
      <style:text-properties fo:font-style="normal" officeooo:rsid="00353282" style:font-style-asian="normal" style:font-style-complex="normal"/>
    </style:style>
    <style:style style:name="T38" style:family="text">
      <style:text-properties fo:font-style="normal" officeooo:rsid="0040478c" style:font-style-asian="normal" style:font-style-complex="normal"/>
    </style:style>
    <style:style style:name="T39" style:family="text">
      <style:text-properties fo:font-style="normal" officeooo:rsid="0073864c" style:font-style-asian="normal" style:font-style-complex="normal"/>
    </style:style>
    <style:style style:name="T40" style:family="text">
      <style:text-properties fo:font-style="normal" officeooo:rsid="00889c73" style:font-style-asian="normal" style:font-style-complex="normal"/>
    </style:style>
    <style:style style:name="T41" style:family="text">
      <style:text-properties fo:font-style="normal" officeooo:rsid="008b72bd" style:font-style-asian="normal" style:font-style-complex="normal"/>
    </style:style>
    <style:style style:name="T42" style:family="text">
      <style:text-properties fo:font-style="normal" officeooo:rsid="0050e74c" style:font-style-asian="normal" style:font-style-complex="normal"/>
    </style:style>
    <style:style style:name="T43" style:family="text">
      <style:text-properties fo:font-style="normal" officeooo:rsid="006d0e14" style:font-style-asian="normal" style:font-style-complex="normal"/>
    </style:style>
    <style:style style:name="T44" style:family="text">
      <style:text-properties fo:font-style="normal" officeooo:rsid="00598b4f" style:font-style-asian="normal" style:font-style-complex="normal"/>
    </style:style>
    <style:style style:name="T45" style:family="text">
      <style:text-properties fo:font-style="normal" officeooo:rsid="00a6fe17" style:font-style-asian="normal" style:font-style-complex="normal"/>
    </style:style>
    <style:style style:name="T46" style:family="text">
      <style:text-properties fo:font-style="normal" officeooo:rsid="0036ff70" style:font-style-asian="normal" style:font-style-complex="normal"/>
    </style:style>
    <style:style style:name="T47" style:family="text">
      <style:text-properties fo:font-style="normal" officeooo:rsid="00b25d78" style:font-style-asian="normal" style:font-style-complex="normal"/>
    </style:style>
    <style:style style:name="T48" style:family="text">
      <style:text-properties fo:font-style="normal" officeooo:rsid="00bc1ae5" style:font-style-asian="normal" style:font-style-complex="normal"/>
    </style:style>
    <style:style style:name="T49" style:family="text">
      <style:text-properties officeooo:rsid="001444ea"/>
    </style:style>
    <style:style style:name="T50" style:family="text">
      <style:text-properties fo:font-variant="small-caps"/>
    </style:style>
    <style:style style:name="T51" style:family="text">
      <style:text-properties officeooo:rsid="0015915e"/>
    </style:style>
    <style:style style:name="T52" style:family="text">
      <style:text-properties officeooo:rsid="00172479"/>
    </style:style>
    <style:style style:name="T53" style:family="text">
      <style:text-properties officeooo:rsid="0018aa07"/>
    </style:style>
    <style:style style:name="T54" style:family="text">
      <style:text-properties officeooo:rsid="001a7948"/>
    </style:style>
    <style:style style:name="T55" style:family="text">
      <style:text-properties officeooo:rsid="001cd934"/>
    </style:style>
    <style:style style:name="T56" style:family="text">
      <style:text-properties officeooo:rsid="001e65d1"/>
    </style:style>
    <style:style style:name="T57" style:family="text">
      <style:text-properties officeooo:rsid="001e9d71"/>
    </style:style>
    <style:style style:name="T58" style:family="text">
      <style:text-properties officeooo:rsid="00206313"/>
    </style:style>
    <style:style style:name="T59" style:family="text">
      <style:text-properties officeooo:rsid="00209454"/>
    </style:style>
    <style:style style:name="T60" style:family="text">
      <style:text-properties officeooo:rsid="00221561"/>
    </style:style>
    <style:style style:name="T61" style:family="text">
      <style:text-properties officeooo:rsid="0023adce"/>
    </style:style>
    <style:style style:name="T62" style:family="text">
      <style:text-properties officeooo:rsid="00242114"/>
    </style:style>
    <style:style style:name="T63" style:family="text">
      <style:text-properties officeooo:rsid="00260e3b"/>
    </style:style>
    <style:style style:name="T64" style:family="text">
      <style:text-properties officeooo:rsid="0027dd61"/>
    </style:style>
    <style:style style:name="T65" style:family="text">
      <style:text-properties officeooo:rsid="0027f487"/>
    </style:style>
    <style:style style:name="T66" style:family="text">
      <style:text-properties officeooo:rsid="002b993e"/>
    </style:style>
    <style:style style:name="T67" style:family="text">
      <style:text-properties officeooo:rsid="002d3af2"/>
    </style:style>
    <style:style style:name="T68" style:family="text">
      <style:text-properties officeooo:rsid="002f6b42"/>
    </style:style>
    <style:style style:name="T69" style:family="text">
      <style:text-properties officeooo:rsid="00306525"/>
    </style:style>
    <style:style style:name="T70" style:family="text">
      <style:text-properties officeooo:rsid="0032309a"/>
    </style:style>
    <style:style style:name="T71" style:family="text">
      <style:text-properties officeooo:rsid="0033bda4"/>
    </style:style>
    <style:style style:name="T72" style:family="text">
      <style:text-properties officeooo:rsid="00353282"/>
    </style:style>
    <style:style style:name="T73" style:family="text">
      <style:text-properties officeooo:rsid="00353701"/>
    </style:style>
    <style:style style:name="T74" style:family="text">
      <style:text-properties officeooo:rsid="0035ec8a"/>
    </style:style>
    <style:style style:name="T75" style:family="text">
      <style:text-properties officeooo:rsid="0036c6ba"/>
    </style:style>
    <style:style style:name="T76" style:family="text">
      <style:text-properties officeooo:rsid="0036ff70"/>
    </style:style>
    <style:style style:name="T77" style:family="text">
      <style:text-properties officeooo:rsid="0039cdfb"/>
    </style:style>
    <style:style style:name="T78" style:family="text">
      <style:text-properties officeooo:rsid="003b00cf"/>
    </style:style>
    <style:style style:name="T79" style:family="text">
      <style:text-properties officeooo:rsid="003c1107"/>
    </style:style>
    <style:style style:name="T80" style:family="text">
      <style:text-properties officeooo:rsid="003de525"/>
    </style:style>
    <style:style style:name="T81" style:family="text">
      <style:text-properties officeooo:rsid="003e862f"/>
    </style:style>
    <style:style style:name="T82" style:family="text">
      <style:text-properties officeooo:rsid="003ed528"/>
    </style:style>
    <style:style style:name="T83" style:family="text">
      <style:text-properties officeooo:rsid="0040478c"/>
    </style:style>
    <style:style style:name="T84" style:family="text">
      <style:text-properties officeooo:rsid="00409b80"/>
    </style:style>
    <style:style style:name="T85" style:family="text">
      <style:text-properties officeooo:rsid="00415684"/>
    </style:style>
    <style:style style:name="T86" style:family="text">
      <style:text-properties officeooo:rsid="00433667"/>
    </style:style>
    <style:style style:name="T87" style:family="text">
      <style:text-properties officeooo:rsid="00487608"/>
    </style:style>
    <style:style style:name="T88" style:family="text">
      <style:text-properties fo:font-weight="normal" style:font-weight-asian="normal" style:font-weight-complex="normal"/>
    </style:style>
    <style:style style:name="T89" style:family="text">
      <style:text-properties officeooo:rsid="004ef74a"/>
    </style:style>
    <style:style style:name="T90" style:family="text">
      <style:text-properties officeooo:rsid="00500411"/>
    </style:style>
    <style:style style:name="T91" style:family="text">
      <style:text-properties officeooo:rsid="0051a811"/>
    </style:style>
    <style:style style:name="T92" style:family="text">
      <style:text-properties style:text-position="super 58%" officeooo:rsid="0051a811"/>
    </style:style>
    <style:style style:name="T93" style:family="text">
      <style:text-properties style:text-position="super 58%" officeooo:rsid="0015915e"/>
    </style:style>
    <style:style style:name="T94" style:family="text">
      <style:text-properties style:text-position="super 58%" fo:language="en" fo:country="US"/>
    </style:style>
    <style:style style:name="T95" style:family="text">
      <style:text-properties style:text-position="super 58%" fo:language="en" fo:country="US" fo:font-style="italic" style:font-style-asian="italic" style:font-style-complex="italic"/>
    </style:style>
    <style:style style:name="T96" style:family="text">
      <style:text-properties officeooo:rsid="0052df52"/>
    </style:style>
    <style:style style:name="T97" style:family="text">
      <style:text-properties officeooo:rsid="00545832"/>
    </style:style>
    <style:style style:name="T98" style:family="text">
      <style:text-properties officeooo:rsid="0057394f"/>
    </style:style>
    <style:style style:name="T99" style:family="text">
      <style:text-properties officeooo:rsid="00598b4f"/>
    </style:style>
    <style:style style:name="T100" style:family="text">
      <style:text-properties officeooo:rsid="0059dff5"/>
    </style:style>
    <style:style style:name="T101" style:family="text">
      <style:text-properties officeooo:rsid="005aaf1a"/>
    </style:style>
    <style:style style:name="T102" style:family="text">
      <style:text-properties officeooo:rsid="005b5448"/>
    </style:style>
    <style:style style:name="T103" style:family="text">
      <style:text-properties officeooo:rsid="005ca3a7"/>
    </style:style>
    <style:style style:name="T104" style:family="text">
      <style:text-properties officeooo:rsid="005d4014"/>
    </style:style>
    <style:style style:name="T105" style:family="text">
      <style:text-properties officeooo:rsid="005e1d2c"/>
    </style:style>
    <style:style style:name="T106" style:family="text">
      <style:text-properties officeooo:rsid="005f14a2"/>
    </style:style>
    <style:style style:name="T107" style:family="text">
      <style:text-properties officeooo:rsid="00607d59"/>
    </style:style>
    <style:style style:name="T108" style:family="text">
      <style:text-properties officeooo:rsid="0060ccc2"/>
    </style:style>
    <style:style style:name="T109" style:family="text">
      <style:text-properties officeooo:rsid="0066a0bd"/>
    </style:style>
    <style:style style:name="T110" style:family="text">
      <style:text-properties officeooo:rsid="0067bc6b"/>
    </style:style>
    <style:style style:name="T111" style:family="text">
      <style:text-properties officeooo:rsid="006932ff"/>
    </style:style>
    <style:style style:name="T112" style:family="text">
      <style:text-properties officeooo:rsid="006a77e7"/>
    </style:style>
    <style:style style:name="T113" style:family="text">
      <style:text-properties officeooo:rsid="006baf50"/>
    </style:style>
    <style:style style:name="T114" style:family="text">
      <style:text-properties officeooo:rsid="00712a01"/>
    </style:style>
    <style:style style:name="T115" style:family="text">
      <style:text-properties officeooo:rsid="00716797"/>
    </style:style>
    <style:style style:name="T116" style:family="text">
      <style:text-properties officeooo:rsid="00726deb"/>
    </style:style>
    <style:style style:name="T117" style:family="text">
      <style:text-properties officeooo:rsid="0073864c"/>
    </style:style>
    <style:style style:name="T118" style:family="text">
      <style:text-properties officeooo:rsid="0074e8e6"/>
    </style:style>
    <style:style style:name="T119" style:family="text">
      <style:text-properties officeooo:rsid="00765d94"/>
    </style:style>
    <style:style style:name="T120" style:family="text">
      <style:text-properties officeooo:rsid="007bfa77"/>
    </style:style>
    <style:style style:name="T121" style:family="text">
      <style:text-properties officeooo:rsid="007d4a2c"/>
    </style:style>
    <style:style style:name="T122" style:family="text">
      <style:text-properties fo:language="en" fo:country="US"/>
    </style:style>
    <style:style style:name="T123" style:family="text">
      <style:text-properties fo:language="en" fo:country="US" fo:font-style="italic" style:font-style-asian="italic" style:font-style-complex="italic"/>
    </style:style>
    <style:style style:name="T124" style:family="text">
      <style:text-properties fo:language="en" fo:country="US" fo:font-style="italic" officeooo:rsid="00656b2c" style:font-style-asian="italic" style:font-style-complex="italic"/>
    </style:style>
    <style:style style:name="T125" style:family="text">
      <style:text-properties fo:language="en" fo:country="US" fo:font-style="italic" officeooo:rsid="0080b6a0" style:font-style-asian="italic" style:font-style-complex="italic"/>
    </style:style>
    <style:style style:name="T126" style:family="text">
      <style:text-properties fo:language="en" fo:country="US" fo:font-style="italic" style:text-underline-style="none" style:font-style-asian="italic" style:font-style-complex="italic"/>
    </style:style>
    <style:style style:name="T127" style:family="text">
      <style:text-properties fo:language="en" fo:country="US" fo:font-style="normal" style:font-style-asian="normal" style:font-style-complex="normal"/>
    </style:style>
    <style:style style:name="T128" style:family="text">
      <style:text-properties fo:language="en" fo:country="US" fo:font-style="normal" officeooo:rsid="00656b2c" style:font-style-asian="normal" style:font-style-complex="normal"/>
    </style:style>
    <style:style style:name="T129" style:family="text">
      <style:text-properties fo:language="en" fo:country="US" fo:font-style="normal" style:text-underline-style="none" style:font-style-asian="normal" style:font-style-complex="normal"/>
    </style:style>
    <style:style style:name="T130" style:family="text">
      <style:text-properties fo:language="en" fo:country="US" officeooo:rsid="0015915e"/>
    </style:style>
    <style:style style:name="T131" style:family="text">
      <style:text-properties fo:language="en" fo:country="US" officeooo:rsid="00656b2c"/>
    </style:style>
    <style:style style:name="T132" style:family="text">
      <style:text-properties fo:language="en" fo:country="US" officeooo:rsid="005781c4"/>
    </style:style>
    <style:style style:name="T133" style:family="text">
      <style:text-properties fo:language="en" fo:country="US" officeooo:rsid="0057394f"/>
    </style:style>
    <style:style style:name="T134" style:family="text">
      <style:text-properties fo:language="en" fo:country="US" officeooo:rsid="0057ac64"/>
    </style:style>
    <style:style style:name="T135" style:family="text">
      <style:text-properties fo:language="en" fo:country="US" officeooo:rsid="00b89d09"/>
    </style:style>
    <style:style style:name="T136" style:family="text">
      <style:text-properties fo:language="en" fo:country="US" officeooo:rsid="00565064"/>
    </style:style>
    <style:style style:name="T137" style:family="text">
      <style:text-properties fo:language="en" fo:country="US" officeooo:rsid="00206313"/>
    </style:style>
    <style:style style:name="T138" style:family="text">
      <style:text-properties fo:language="en" fo:country="US" officeooo:rsid="008b72bd"/>
    </style:style>
    <style:style style:name="T139" style:family="text">
      <style:text-properties fo:language="en" fo:country="US" officeooo:rsid="005aaf1a"/>
    </style:style>
    <style:style style:name="T140" style:family="text">
      <style:text-properties fo:language="en" fo:country="US" officeooo:rsid="00607d59"/>
    </style:style>
    <style:style style:name="T141" style:family="text">
      <style:text-properties fo:language="en" fo:country="US" officeooo:rsid="00a2625f"/>
    </style:style>
    <style:style style:name="T142" style:family="text">
      <style:text-properties fo:language="en" fo:country="US" officeooo:rsid="008d7045"/>
    </style:style>
    <style:style style:name="T143" style:family="text">
      <style:text-properties fo:language="en" fo:country="US" officeooo:rsid="0080b6a0"/>
    </style:style>
    <style:style style:name="T144" style:family="text">
      <style:text-properties fo:language="en" fo:country="US" officeooo:rsid="00828fcb"/>
    </style:style>
    <style:style style:name="T145" style:family="text">
      <style:text-properties fo:language="en" fo:country="US" officeooo:rsid="00a531d2"/>
    </style:style>
    <style:style style:name="T146" style:family="text">
      <style:text-properties fo:language="en" fo:country="US" officeooo:rsid="00b26556"/>
    </style:style>
    <style:style style:name="T147" style:family="text">
      <style:text-properties officeooo:rsid="0080b6a0"/>
    </style:style>
    <style:style style:name="T148" style:family="text">
      <style:text-properties officeooo:rsid="00889c73"/>
    </style:style>
    <style:style style:name="T149" style:family="text">
      <style:text-properties officeooo:rsid="0089a880"/>
    </style:style>
    <style:style style:name="T150" style:family="text">
      <style:text-properties officeooo:rsid="0089d9d0"/>
    </style:style>
    <style:style style:name="T151" style:family="text">
      <style:text-properties officeooo:rsid="008b72bd"/>
    </style:style>
    <style:style style:name="T152" style:family="text">
      <style:text-properties officeooo:rsid="008bf610"/>
    </style:style>
    <style:style style:name="T153" style:family="text">
      <style:text-properties fo:font-variant="normal" fo:text-transform="none" fo:color="#202122" loext:opacity="100%" style:font-name="Linux Libertine1" fo:font-size="10pt" fo:letter-spacing="normal" fo:language="en" fo:country="US" fo:font-style="normal" fo:font-weight="normal" style:font-size-asian="10pt" style:font-size-complex="10pt"/>
    </style:style>
    <style:style style:name="T154" style:family="text">
      <style:text-properties fo:font-variant="normal" fo:text-transform="none" fo:color="#202122" loext:opacity="100%" style:font-name="Linux Libertine1" fo:font-size="10pt" fo:letter-spacing="normal" fo:language="en" fo:country="US" fo:font-style="normal" fo:font-weight="normal" officeooo:rsid="00cc0681" style:font-size-asian="10pt" style:font-size-complex="10pt"/>
    </style:style>
    <style:style style:name="T155" style:family="text">
      <style:text-properties fo:font-variant="normal" fo:text-transform="none" fo:color="#202122" loext:opacity="100%" style:font-name="Linux Libertine1" fo:font-size="10pt" fo:letter-spacing="normal" fo:language="en" fo:country="US" fo:font-style="italic" fo:font-weight="normal" style:font-size-asian="10pt" style:font-size-complex="10pt"/>
    </style:style>
    <style:style style:name="T156" style:family="text">
      <style:text-properties fo:font-variant="normal" fo:text-transform="none" fo:color="#202122" loext:opacity="100%" style:font-name="Linux Libertine1" fo:font-size="10pt" fo:letter-spacing="normal" fo:language="en" fo:country="US" fo:font-style="italic" fo:font-weight="normal" style:font-size-asian="10pt" style:font-style-asian="italic" style:font-size-complex="10pt" style:font-style-complex="italic"/>
    </style:style>
    <style:style style:name="T157" style:family="text">
      <style:text-properties fo:font-variant="normal" fo:text-transform="none" fo:color="#202122" loext:opacity="100%" style:text-line-through-style="none" style:text-line-through-type="none" style:font-name="Linux Libertine1" fo:font-size="10pt" fo:letter-spacing="normal" fo:language="en" fo:country="US" fo:font-style="normal" style:text-underline-style="none" fo:font-weight="normal" style:text-blinking="false" fo:background-color="transparent" loext:char-shading-value="0" style:font-size-asian="10pt" style:font-size-complex="10pt" loext:padding="0in" loext:border="none"/>
    </style:style>
    <style:style style:name="T158" style:family="text">
      <style:text-properties fo:font-variant="normal" fo:text-transform="none" fo:color="#3366bb" loext:opacity="100%" style:text-line-through-style="none" style:text-line-through-type="none" style:font-name="Linux Libertine1" fo:font-size="10pt" fo:letter-spacing="normal" fo:language="en" fo:country="US" fo:font-style="normal" style:text-underline-style="none" fo:font-weight="normal" style:text-blinking="false" fo:background-color="transparent" loext:char-shading-value="0" style:font-size-asian="10pt" style:font-size-complex="10pt" loext:padding="0in" loext:border="none"/>
    </style:style>
    <style:style style:name="T159" style:family="text">
      <style:text-properties fo:font-variant="normal" fo:text-transform="none" fo:color="#3366bb" loext:opacity="100%" style:text-line-through-style="none" style:text-line-through-type="none" style:font-name="Linux Libertine1" fo:font-size="10pt" fo:letter-spacing="normal" fo:language="en" fo:country="US" fo:font-style="normal" style:text-underline-style="solid" style:text-underline-width="auto" style:text-underline-color="font-color" fo:font-weight="normal" style:text-blinking="false" fo:background-color="transparent" loext:char-shading-value="0" style:font-size-asian="10pt" style:font-size-complex="10pt" loext:padding="0in" loext:border="none"/>
    </style:style>
    <style:style style:name="T160" style:family="text">
      <style:text-properties fo:font-variant="normal" fo:text-transform="none" fo:color="#3366bb" loext:opacity="100%" style:text-line-through-style="none" style:text-line-through-type="none" style:font-name="Linux Libertine1" fo:font-size="10pt" fo:letter-spacing="normal" fo:language="en" fo:country="US" fo:font-style="normal" style:text-underline-style="solid" style:text-underline-width="auto" style:text-underline-color="font-color" fo:font-weight="normal" officeooo:rsid="00cc0681" style:text-blinking="false" fo:background-color="transparent" loext:char-shading-value="0" style:font-size-asian="10pt" style:font-size-complex="10pt" loext:padding="0in" loext:border="none"/>
    </style:style>
    <style:style style:name="T161" style:family="text">
      <style:text-properties officeooo:rsid="00969a99"/>
    </style:style>
    <style:style style:name="T162" style:family="text">
      <style:text-properties officeooo:rsid="0096a644"/>
    </style:style>
    <style:style style:name="T163" style:family="text">
      <style:text-properties officeooo:rsid="009803b7"/>
    </style:style>
    <style:style style:name="T164" style:family="text">
      <style:text-properties officeooo:rsid="0099f488"/>
    </style:style>
    <style:style style:name="T165" style:family="text">
      <style:text-properties officeooo:rsid="009a4f96"/>
    </style:style>
    <style:style style:name="T166" style:family="text">
      <style:text-properties officeooo:rsid="009eee29"/>
    </style:style>
    <style:style style:name="T167" style:family="text">
      <style:text-properties officeooo:rsid="00a2625f"/>
    </style:style>
    <style:style style:name="T168" style:family="text">
      <style:text-properties officeooo:rsid="00a322e5"/>
    </style:style>
    <style:style style:name="T169" style:family="text">
      <style:text-properties officeooo:rsid="00a531d2"/>
    </style:style>
    <style:style style:name="T170" style:family="text">
      <style:text-properties officeooo:rsid="00aa3d57"/>
    </style:style>
    <style:style style:name="T171" style:family="text">
      <style:text-properties officeooo:rsid="00ac169f"/>
    </style:style>
    <style:style style:name="T172" style:family="text">
      <style:text-properties officeooo:rsid="00add15e"/>
    </style:style>
    <style:style style:name="T173" style:family="text">
      <style:text-properties officeooo:rsid="00af7c5a"/>
    </style:style>
    <style:style style:name="T174" style:family="text">
      <style:text-properties officeooo:rsid="00b26556"/>
    </style:style>
    <style:style style:name="T175" style:family="text">
      <style:text-properties officeooo:rsid="00b462e0"/>
    </style:style>
    <style:style style:name="T176" style:family="text">
      <style:text-properties officeooo:rsid="00b57e0e"/>
    </style:style>
    <style:style style:name="T177" style:family="text">
      <style:text-properties officeooo:rsid="00baf47d"/>
    </style:style>
    <style:style style:name="T178" style:family="text">
      <style:text-properties officeooo:rsid="00bdca47"/>
    </style:style>
    <style:style style:name="T179" style:family="text">
      <style:text-properties officeooo:rsid="00bfead6"/>
    </style:style>
    <style:style style:name="T180" style:family="text">
      <style:text-properties officeooo:rsid="00c4de2b"/>
    </style:style>
    <style:style style:name="T181" style:family="text">
      <style:text-properties officeooo:rsid="00c651a6"/>
    </style:style>
    <style:style style:name="T182" style:family="text">
      <style:text-properties officeooo:rsid="00c962c0"/>
    </style:style>
    <style:style style:name="T183" style:family="text">
      <style:text-properties officeooo:rsid="00ca258e"/>
    </style:style>
    <style:style style:name="T184" style:family="text">
      <style:text-properties officeooo:rsid="00cc0681"/>
    </style:style>
    <style:style style:name="T185" style:family="text">
      <style:text-properties style:font-name="Linux Libertine1" fo:font-size="10pt" fo:language="en" fo:country="US" officeooo:rsid="00ca258e" style:font-size-asian="10pt" style:font-size-complex="10pt"/>
    </style:style>
    <style:style style:name="T186" style:family="text">
      <style:text-properties style:font-name="Linux Libertine1" fo:font-size="10pt" fo:language="en" fo:country="US" fo:font-style="italic" officeooo:rsid="00ca258e" style:font-size-asian="10pt" style:font-style-asian="italic" style:font-size-complex="10pt" style:font-style-complex="italic"/>
    </style:style>
    <style:style style:name="T187" style:family="text">
      <style:text-properties style:font-name="Linux Libertine1" fo:font-size="10pt" fo:language="en" fo:country="US" fo:font-style="normal" officeooo:rsid="00ca258e" style:font-size-asian="10pt" style:font-style-asian="normal" style:font-size-complex="10pt" style:font-style-complex="normal"/>
    </style:style>
    <style:style style:name="T188" style:family="text">
      <style:text-properties officeooo:rsid="00ce939d"/>
    </style:style>
    <style:style style:name="T189" style:family="text">
      <style:text-properties officeooo:rsid="00d01136"/>
    </style:style>
    <style:style style:name="T190" style:family="text">
      <style:text-properties officeooo:rsid="00d085db"/>
    </style:style>
    <style:style style:name="T191" style:family="text">
      <style:text-properties officeooo:rsid="00d1d0df"/>
    </style:style>
    <style:style style:name="T192" style:family="text">
      <style:text-properties officeooo:rsid="00d20db8"/>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Immunology <text:span text:style-name="T71">for the Internet Age</text:span></text:p>
      <text:h text:style-name="P61" text:outline-level="2"><text:span text:style-name="T176">Neal Davis </text:span>~lagrev-nocfep</text:h>
      <text:p text:style-name="P27"/>
      <text:p text:style-name="P28"><text:span text:style-name="T14">A consideration of the history of the Internet motivates introspection on the nature and causes of social dysfunction in a globally shared space</text:span><text:span text:style-name="T5">. <text:s/></text:span><text:span text:style-name="T17">Centralized solutions fail to yield satisfactory </text:span><text:span text:style-name="T21">outcomes</text:span><text:span text:style-name="T17"> </text:span><text:span text:style-name="T18">for </text:span><text:span text:style-name="T17">human freedom and thriving</text:span><text:span text:style-name="T5">. <text:s/></text:span><text:span text:style-name="T14">Decentralized autonomous organizations and their technological apparatus</text:span><text:span text:style-name="T5"> </text:span><text:span text:style-name="T14">together </text:span><text:span text:style-name="T5">represent </text:span><text:span text:style-name="T18">the </text:span><text:span text:style-name="T5">evolution of an immune system </text:span><text:span text:style-name="T18">against a corporat</text:span><text:span text:style-name="T22">ized</text:span><text:span text:style-name="T18"> </text:span><text:span text:style-name="T5">Internet.</text:span></text:p>
      <text:p text:style-name="P58"/>
      <text:p text:style-name="P59">𐐁 𐐿𐐲𐑌𐑅𐐮𐐼𐐯𐑉𐐩𐑇𐐮𐑌 𐐲𐑂 𐑄 𐐸𐐮𐑅𐐻𐐬𐑉𐐨 𐐲𐑂 𐑄 𐐆𐑌𐐻𐐯𐑉𐑌𐐯𐐻 𐑋𐐬𐐻𐐮𐑂𐐩𐐻𐑅 𐐮𐑌𐐻𐑉𐐬𐑅𐐹𐐯𐐿𐑇𐐮𐑌 𐐫𐑌 𐑄 𐑌𐐩𐐽𐐲𐑉 𐐰𐑌𐐼 𐐿𐐪𐑆𐐮𐑅 𐐲𐑂 𐑅𐐬𐑇𐐲𐑊 𐐼𐐮𐑅𐑁𐐲𐑌𐐿𐑇𐐮𐑌 𐐮𐑌 𐐩 𐑀𐑊𐐬𐐺𐐪𐑊𐐨 𐑇𐐩𐑉𐐼 𐑅𐐹𐐩𐑅. <text:s/>𐐝𐐯𐑌𐐻𐑉𐐳𐑊𐐴𐑆𐐼 𐑅𐐳𐑊𐐭𐑇𐐮𐑌𐑅 𐑁𐐩𐑊 𐐻𐐭 𐐷𐐨𐑊𐐼 𐑅𐐰𐐻𐐮𐑅𐑁𐐰𐐿𐐻𐐬𐑉𐐨 𐐵𐐻𐐿𐐲𐑋𐑆 𐑁𐐬𐑉 𐐸𐐷𐐭𐑋𐐰𐑌 𐑁𐑉𐐨𐐼𐐲𐑋 𐐰𐑌𐐼 𐑄𐑉𐐴𐑂𐐨𐑍. <text:s/>𐐔𐐨𐑅𐐯𐑌𐐻𐑉𐐳𐑊𐐴𐑆𐐼 𐐱𐐻𐐫𐑌𐐲𐑋𐐲𐑅 𐐬𐑉𐑀𐐰𐑌𐐮𐑆𐐩𐑇𐐮𐑌𐑅 𐐰𐑌𐐼 𐑄𐐩𐑉 𐐻𐐯𐐿𐑌𐐳𐑊𐐱𐐾𐐮𐐿𐐲𐑊 𐐰𐐹𐐲𐑉𐐰𐐻𐐲𐑅 𐐻𐐭𐑀𐐯𐑄𐐮𐑉 𐑉𐐯𐐹𐑉𐐮𐑆𐐯𐑌𐐻 𐑄 𐐯𐑂𐐳𐑊𐐭𐑇𐐮𐑌 𐐲𐑂 𐐰𐑌 𐐮𐑋𐐷𐐭𐑌 𐑅𐐮𐑅𐐻𐐯𐑋 𐐲𐑀𐐮𐑌𐑅𐐻 𐐩 𐐿𐐬𐑉𐐹𐐬𐑉𐐲𐐻𐐴𐑆𐐼 𐐆𐑌𐐻𐐯𐑉𐑌𐐯𐐻.</text:p>
      <text:p text:style-name="P56"></text:p>
      <text:p text:style-name="P29"><text:span text:style-name="T50">In the beginning</text:span>, <text:span text:style-name="T5">God created the prokaryotes. <text:s/>And the prokaryotes were without nucleus </text:span><text:span text:style-name="T16">and organelle</text:span><text:span text:style-name="T5">; and </text:span><text:span text:style-name="T16">structural </text:span><text:span text:style-name="T15">simplicity</text:span><text:span text:style-name="T5"> was upon the face of the deep. <text:s/></text:span><text:span text:style-name="T16">And chemotaxis moved it upon the face of the waters.</text:span></text:p>
      <text:p text:style-name="P32">A single-celled organism possesses many advantages, notably simplicity of form. <text:s/>Being largely indistinguishable, they have no differentiation or specialization. <text:s/>Prokaryotes often form large colonies, such as the cyanobacteria. <text:s/>Some prokaryotes discovered early on that it paid better to consume resources that had already been processed into usable form by another cell, rather than to process those resources oneself. <text:s/>Thus predator and prey were born, and they have always exemplified divergent evolutionary strategies. <text:s/>The resulting arms race meant that predators were continually adapting to better extract resources from prey, while prey were evolving to evade, resist, fight, or poison predators. <text:s/>Selection pressures applied at individual, species, and clade levels, ultimately leading to speciation across deep time.</text:p>
      <text:p text:style-name="P32">More complex forms seemed better able to evade predators, and thus simple symbiotic alliances between differentiated prokaryotes evolved into the <text:span text:style-name="T49">eukaryotes </text:span>(yielding specialized features such as the nucleus, the mitochondria, etc.) <text:span text:style-name="T87">and multicellular life forms</text:span>. <text:s/>Simpler forms also abounded, including the liminal virus. <text:s/>Viruses are forms of near-life so simple that they simply exploit cells to reproduce. <text:s/>Thus they are entirely predatory or at best symbiotic with other forms of life. <text:s/>In the end, one of the primary drivers towards increasing complexity in <text:soft-page-break/>multicellular life has always been evasion of pathogenic disease, or disequilibrated colonization by simpler forms of life including bacteria and viruses.<text:note text:id="ftn1" text:note-class="footnote"><text:note-citation>1</text:note-citation><text:note-body><text:p text:style-name="P8"><text:span text:style-name="T122">Kaufman, Jim. <text:s/>(2010) <text:s/></text:span><text:a xlink:type="simple" xlink:href="https://www.ncbi.nlm.nih.gov/pmc/articles/PMC2913256/" text:style-name="Internet_20_link" text:visited-style-name="Visited_20_Internet_20_Link"><text:span text:style-name="T122">“Evolution and immunity”</text:span></text:a><text:span text:style-name="T122">. <text:s/></text:span><text:span text:style-name="T123">Immunology 130</text:span><text:span text:style-name="T127">, iss. 4, pp. 459–462.</text:span></text:p></text:note-body></text:note></text:p>
      <text:p text:style-name="P57"></text:p>
      <text:p text:style-name="P30">The Internet began in the late 1960s, <text:span text:style-name="T68">born of</text:span> scientific alliance between the Cold War Department of Defense and the academic research community.<text:note text:id="ftn2" text:note-class="footnote"><text:note-citation>2</text:note-citation><text:note-body><text:p text:style-name="P21"><text:span text:style-name="T68">President </text:span>Eisenhower’s original coinage was likely “the military-industrial-academic complex.”</text:p></text:note-body></text:note> <text:s/>This community had a signal advantage over many subsequent communities: <text:s/>it was dominated by strong norms of discourse which shaped the professionalism of the community. <text:s/>This is not to discount the significance of courtly intrigue, <text:span text:style-name="T51">of course, which deftly exploited tensions between competing </text:span><text:span text:style-name="T192">agencies</text:span><text:span text:style-name="T51">.</text:span><text:span text:style-name="T51"><text:note text:id="ftn3" text:note-class="footnote"><text:note-citation>3</text:note-citation><text:note-body><text:p text:style-name="P9"><text:span text:style-name="T130">E.g., Richard Bellman of the RAND Corporation on the origin of “dynamic programming,” a mathematical discipline: <text:s/>in dealing with a recalcitrant secretary of defense who hated the word “research,” Bellman instead chose the word “dynamic” arbitrarily because “it’s impossible to use the word ‘dynamic’ in a pejorative sense. <text:s/>…It was something not even a Congressman could object to. <text:s/>So I used it as an umbrella for my activities.” <text:s/></text:span><text:span text:style-name="T131">(</text:span><text:span text:style-name="T130">Bellman, </text:span><text:span text:style-name="T131">Richard. <text:s/>(1984) <text:s/></text:span><text:a xlink:type="simple" xlink:href="https://books.google.ch/books?id=4FwGCwAAQBAJ&amp;lpg=PA159&amp;dq=%22my%20first%20task%20was%20to%20find%20a%20name%22&amp;pg=PA159#v=onepage&amp;q=%22my%20first%20task%20was%20to%20find%20a%20name%22&amp;f=false" text:style-name="Internet_20_link" text:visited-style-name="Visited_20_Internet_20_Link"><text:span text:style-name="T124">Eye of the Hurricane</text:span></text:a><text:span text:style-name="T128">.)</text:span></text:p></text:note-body></text:note></text:span><text:span text:style-name="T93">,</text:span><text:span text:style-name="T51"><text:note text:id="ftn4" text:note-class="footnote"><text:note-citation>4</text:note-citation><text:note-body><text:p text:style-name="P5"><text:span text:style-name="T122">The nuclear triad doctrine, joining the Air Force’s Strategic Air Command bombers, the Navy’s nuclear submarines, and the Army’s ICBMs and other assorted nuclear warheads, was based less on strategic considerations than on appeasing constituent departments of the military. <text:s/></text:span><text:span text:style-name="T132">Strategists developed a formal justification decades later in a magnificent demonstration of motivated reasoning</text:span><text:span text:style-name="T122">. <text:s/></text:span><text:span text:style-name="T133">(Woolf, Amy. <text:s/></text:span><text:span text:style-name="T134">(2016) <text:s/></text:span><text:span text:style-name="T133">“U.S. Strategic Nuclear Forces: <text:s/>Background, Developments, and Issues”. <text:s/></text:span><text:a xlink:type="simple" xlink:href="https://digital.library.unt.edu/ark:/67531/metadc847627/m2/1/high_res_d/RL33640_2016Mar10.pdf" text:style-name="Internet_20_link" text:visited-style-name="Visited_20_Internet_20_Link"><text:span text:style-name="T132">CRS 7-5700</text:span></text:a><text:span text:style-name="T133">.)</text:span></text:p></text:note-body></text:note></text:span><text:span text:style-name="T93">,</text:span><text:span text:style-name="T51"><text:note text:id="ftn5" text:note-class="footnote"><text:note-citation>5</text:note-citation><text:note-body><text:p text:style-name="P7"><text:span text:style-name="T122">The Air Force early commissioned the RAND Corporation on contract with Douglas Aircraft Company as the first </text:span><text:span text:style-name="T135">military </text:span><text:span text:style-name="T122">“think tank”; RAND soon upended the traditional role of passive reception of </text:span><text:span text:style-name="T135">commissions</text:span><text:span text:style-name="T122"> by making its own recommendations and showing </text:span><text:span text:style-name="T135">its</text:span><text:span text:style-name="T122"> analytical chops. <text:s/>Other service branches followed suit, such as the U.S. Navy’s Center for Naval Analyses and the Battelle Memorial Institute for various federal contracting agencies; compare also the role of the national laboratory system, e.g. Los Alamos, Sandia, Livermore, etc. for the Department of Energy and Department of Defense. <text:s/></text:span><text:span text:style-name="T134">(Rich, Michael. <text:s/>(2003) <text:s/>“RAND: <text:s/>How Think Tanks Interact with the Military”. <text:s/></text:span><text:a xlink:type="simple" xlink:href="https://www.rand.org/pubs/reprints/RP1050.html" text:style-name="Internet_20_link" text:visited-style-name="Visited_20_Internet_20_Link"><text:span text:style-name="T134">RP-1050</text:span></text:a><text:span text:style-name="T134">.)</text:span></text:p></text:note-body></text:note></text:span><text:span text:style-name="T51"> <text:s/></text:span><text:span text:style-name="T52">Throughout this era, tho, the Internet generally functioned as a real-name high-trust environment—</text:span><text:span text:style-name="T69">if not exactly of peers, at least of colleagues.</text:span></text:p>
      <text:p text:style-name="P33">The Internet evolved as a coordination mechanism—literally a nervous system incarnate in copper and silicon—particularly through the Usenet days of the 1980s. <text:s/>In our days of heightened online tension, it is rather quaint to go back and look at what qualified as an email flame war at the time (Torvalds/Tannenbaum). <text:s/><text:span text:style-name="T52">One hallmark of the Usenet era, however, is a gradually eroding social trust: <text:s/>spam was invented</text:span><text:span text:style-name="T52"><text:note text:id="ftn6" text:note-class="footnote"><text:note-citation>6</text:note-citation><text:note-body><text:p text:style-name="Footnote"><text:span text:style-name="T122">“On January 18, 1994, the first large-scale deliberate USENET spam occurred. A message with the subject “Global Alert for All: Jesus is Coming Soon” was cross-posted to every available newsgroup.” <text:s/></text:span><text:span text:style-name="T136">(</text:span><text:a xlink:type="simple" xlink:href="https://en.wikipedia.org/wiki/History_of_email_spam" text:style-name="Internet_20_link" text:visited-style-name="Visited_20_Internet_20_Link"><text:span text:style-name="T136">Wikipedia, “History of email spam”</text:span></text:a><text:span text:style-name="T136">)</text:span></text:p></text:note-body></text:note></text:span><text:span text:style-name="T52"> and Internet-based scams started to spin up. <text:s/></text:span><text:span text:style-name="T70">P</text:span><text:span text:style-name="T52">seudonymity </text:span><text:span text:style-name="T70">gained in popularity as a countermeasure to both of these as well as restrictions on discourse. <text:s/>The revelation </text:span><text:span text:style-name="T82">that</text:span><text:span text:style-name="T70"> persistent digital records </text:span><text:span text:style-name="T82">could</text:span><text:span text:style-name="T70"> cost someone’s job</text:span><text:span text:style-name="T70"><text:note text:id="ftn7" text:note-class="footnote"><text:note-citation>7</text:note-citation><text:note-body><text:p text:style-name="P4"><text:span text:style-name="T136">The first instance which seems to have brough this to general public awareness was the submission of Judge Robert </text:span><text:span text:style-name="T122">Bork’</text:span><text:span text:style-name="T136">s</text:span><text:span text:style-name="T122"> video rental </text:span><text:span text:style-name="T136">history as evidence in his Supreme Court hearings before the U.S. Senate. <text:s/>The resulting Video Privacy Protection Act was </text:span><text:span text:style-name="T122">delightfully naïve. <text:s/></text:span><text:span text:style-name="T136">Besides relying on “video rental” narrowly construed, users have effectively no leverage against unilaterally-imposed terms of service and end-user license agreements </text:span><text:span text:style-name="T135">sometimes demanding they waive legal rights</text:span><text:span text:style-name="T136">. <text:s/>(See, e.g., </text:span><text:a xlink:type="simple" xlink:href="https://archive.epic.org/privacy/vppa/" text:style-name="Internet_20_link" text:visited-style-name="Visited_20_Internet_20_Link"><text:span text:style-name="T136">Electronic Privacy Information Center, “Video Privacy Protection Act”</text:span></text:a><text:span text:style-name="T136">.)</text:span></text:p></text:note-body></text:note></text:span><text:span text:style-name="T70"> further fueled a cyberpunk-</text:span><text:span text:style-name="T82">like</text:span><text:span text:style-name="T70"> obsession with identity control </text:span><text:span text:style-name="T82">and hacking</text:span><text:span text:style-name="T70">.</text:span></text:p>
      <text:p text:style-name="P35"><text:soft-page-break/>Computer viruses could propagate for the first time: <text:s/>it never made much sense for a computer virus to propagate across systems until systems were connected. <text:s/><text:span text:style-name="T85">Altho John </text:span>von Neumann <text:span text:style-name="T85">and others early explored the possibility of mathematical or code structures which could self-replicate</text:span>, <text:span text:style-name="T85">it was not until the </text:span>Creeper virus <text:span text:style-name="T85">in the 1970s that self-replicating code was observed in the wild. <text:s/>And like a bacillus in an immune system-free host, computer viruses began to spread from the 1980s onwards.</text:span></text:p>
      <text:p text:style-name="P34">The crisis arrived in the form of the World Wide Web. <text:s/>Founded initially on a belief in the democratization of information, <text:span text:style-name="T175">by the mid-200s </text:span>the Web <text:span text:style-name="T175">was</text:span> dominated b<text:span text:style-name="T70">y a handful of large corporations (henceforth “megacorps”). <text:s/>U</text:span>ser experience <text:span text:style-name="T70">became</text:span> <text:span text:style-name="T57">the predominant driver of adoption, </text:span><text:span text:style-name="T70">leading to rapid </text:span>preference cascades <text:span text:style-name="T70">as new platforms became available. <text:s/></text:span><text:span text:style-name="T98">Any child of the 90s or earlier can recite </text:span><text:span text:style-name="T175">a</text:span><text:span text:style-name="T98"> lived litany</text:span><text:span text:style-name="T70">: <text:s/>Ebay, MySpace, Friendster. <text:s/></text:span><text:span text:style-name="T89">Initially these served as proofs-of-concept, then became the only significant player (until the next killer app came along). <text:s/></text:span><text:span text:style-name="T70">Search engines drove discovery</text:span><text:span text:style-name="T84">, then focused attention asymmetrically. <text:s/></text:span><text:span text:style-name="T70">The “walled garden” approach of AOL, then Apple and Facebook, led to concentrations of users </text:span><text:span text:style-name="T84">which tipped the balance from single webpage hosts presenting their own idiosyncratic views to corporate-approved genericity and ultimately censorship.</text:span><text:span text:style-name="T84"><text:note text:id="ftn8" text:note-class="footnote"><text:note-citation>8</text:note-citation><text:note-body><text:p text:style-name="P22"><text:span text:style-name="T109">E</text:span>.g. Tumblr <text:span text:style-name="T166">and OnlyFans </text:span><text:span text:style-name="T192">banning or threatening to ban</text:span> adult content; Twitter <text:span text:style-name="T192">regulating</text:span> “<text:span text:style-name="T192">extreme speech” </text:span>content; <text:span text:style-name="T109">Youtube </text:span><text:span text:style-name="T166">and</text:span><text:span text:style-name="T109"> Facebook </text:span><text:span text:style-name="T192">marking or removing</text:span><text:span text:style-name="T109"> unsanctioned medical content, etc. <text:s/>Note that this is regardless of the viability of a given view or the necessity of vigorous debate within a field </text:span><text:span text:style-name="T181">or the volume of content driving platform usage</text:span><text:span text:style-name="T109">, but focuses on the palatibility of politics </text:span><text:span text:style-name="T191">and perception</text:span><text:span text:style-name="T109"> to the megacorp entity providing the platform.</text:span></text:p></text:note-body></text:note></text:span><text:span text:style-name="T84"> <text:s/></text:span><text:span text:style-name="T177">And not only did software computer viruses spread, but Internet culture itself became a new kind of monoculture, </text:span><text:span text:style-name="T180">susceptible of pwnage</text:span><text:span text:style-name="T177">.</text:span></text:p>
      <text:p text:style-name="P57"></text:p>
      <text:p text:style-name="P37">When was the first time you did something in the physical world because of something you read or encountered online? <text:s/>For generations born after the advent of the Web, they may not recall such a time. <text:s/>As Internet data sources have overwhelmed traditional media, publishing, and distribution services, the resulting tsunami of information has swept into every corner of lived human experience in technological societies. <text:s/>The psychological (memetic) <text:span text:style-name="T56">virus problem is much greater than actual code viruses. <text:s/>The ongoing </text:span><text:span text:style-name="T57">universal </text:span><text:span text:style-name="T56">expos</text:span><text:span text:style-name="T57">ure to alien </text:span><text:span text:style-name="T99">and internally incoherent </text:span><text:span text:style-name="T57">value systems </text:span><text:span text:style-name="T56">has undergirded the well-documented crisis of credibility </text:span><text:span text:style-name="T81">(collapse of meaning)</text:span><text:span text:style-name="T56"> that all Western institutions are experiencing today.</text:span><text:span text:style-name="T56"><text:note text:id="ftn0" text:note-class="footnote"><text:note-citation>9</text:note-citation><text:note-body><text:p text:style-name="P60">Rainie, Lee, Keeter, Scott, and Perrin, Andrew. <text:s/>(2019) <text:s/><text:a xlink:type="simple" xlink:href="https://www.pewresearch.org/politics/2019/07/22/trust-and-distrust-in-america/" text:style-name="Internet_20_link" text:visited-style-name="Visited_20_Internet_20_Link">“Trust and Distrust in America” (Pew Research)</text:a>.</text:p></text:note-body></text:note></text:span><text:span text:style-name="T56"> <text:s/>The World Wide Web and its technological predecessors acted as a cultural petri dish of clean agar, which grew every spore and germ which fell upon it. <text:s/>We </text:span><text:span text:style-name="T111">live</text:span><text:span text:style-name="T56"> in the midst of a memetic </text:span><text:span text:style-name="T110">epidemic</text:span><text:span text:style-name="T56"> because of the </text:span><text:span text:style-name="T112">World Wide </text:span><text:span text:style-name="T56">Web, </text:span><text:span text:style-name="T112">and the dominant strain is corporate, </text:span><text:span text:style-name="T113">approved by a marketing department and run through a search-engine optimization algorithm</text:span><text:span text:style-name="T56">.</text:span></text:p>
      <text:p text:style-name="P38"><text:soft-page-break/>The turn towards a low-trust then zero-trust environment was inevitable if anything like an analogy with prokaryotic evolution holds true. <text:s/>The megacorp platforms are in a way worse than a purely zero-trust environment because they don’t advertise that the world is zero-trust. <text:s/>Thereby they lure the unwary into transgressing arbitrary global norms, courting the wrath of social media mobs and the concomitant loss of access to their data held in “trust”. <text:s/>Megacorps are, indeed, <text:span text:style-name="T179">pathogenic predators</text:span><text:span text:style-name="T88">—</text:span>at best, sheepdogs with a <text:span text:style-name="T178">wolfish</text:span> strain; at worst, <text:span text:style-name="T175">Lotka–Volterran</text:span><text:span text:style-name="T175"><text:note text:id="ftn9" text:note-class="footnote"><text:note-citation>10</text:note-citation><text:note-body><text:p text:style-name="P18"><text:span text:style-name="T122">Weisstein, Eric. <text:s/>(2021) <text:s/></text:span><text:a xlink:type="simple" xlink:href="https://mathworld.wolfram.com/Lotka-VolterraEquations.html" text:style-name="Internet_20_link" text:visited-style-name="Visited_20_Internet_20_Link"><text:span text:style-name="T122">“Lotka–Volterra Equations”</text:span></text:a><text:span text:style-name="T122">. <text:s/></text:span><text:span text:style-name="T123">Wolfram MathWorld</text:span><text:span text:style-name="T127">.</text:span></text:p></text:note-body></text:note></text:span><text:span text:style-name="T175"> exhaustive hyperconsumers</text:span>. <text:s/><text:span text:style-name="T116">The </text:span><text:span text:style-name="T117">pre-Web </text:span><text:span text:style-name="T116">cypherpunks</text:span><text:span text:style-name="T116"><text:note text:id="ftn10" text:note-class="footnote"><text:note-citation>11</text:note-citation><text:note-body><text:p text:style-name="P10"><text:span text:style-name="T122">Hughes, Eric. <text:s/>(1993) <text:s/></text:span><text:a xlink:type="simple" xlink:href="https://nakamotoinstitute.org/cypherpunk-manifesto/" text:style-name="Internet_20_link" text:visited-style-name="Visited_20_Internet_20_Link"><text:span text:style-name="T123">A Cypherpunk’s Manifesto</text:span></text:a><text:span text:style-name="T127">.</text:span></text:p></text:note-body></text:note></text:span><text:span text:style-name="T116"> were right: <text:s/></text:span><text:span text:style-name="T117">if anything, they were too narrow. <text:s/>It turns out that not only their valued “open society” (a sort of polyvalent crypto-anarchy) but </text:span><text:span text:style-name="T19">any</text:span><text:span text:style-name="T39"> non-megacorp society at all required privacy. <text:s/>“Privacy is the power to selectively reveal oneself to the world.”</text:span></text:p>
      <text:p text:style-name="P39"><text:span text:style-name="T39">If we reason analogically to a biological ecosystem, </text:span><text:span text:style-name="T32">then the medical guild frequently prefers </text:span><text:span text:style-name="T39">pharmaceutical-grade interventions </text:span><text:span text:style-name="T32">to </text:span><text:span text:style-name="T42">treat medicalized </text:span><text:span text:style-name="T32">conditions. <text:s/>Any condition deemed </text:span><text:span text:style-name="T42">adverse</text:span><text:span text:style-name="T32"> will </text:span><text:span text:style-name="T43">sooner or later </text:span><text:span text:style-name="T32">have its own </text:span><text:span text:style-name="T43">expensive </text:span><text:span text:style-name="T32">patented drug. <text:s/>Just as pharmaceuticals are of </text:span><text:span text:style-name="T39">mixed efficacy both theoretically and practically</text:span><text:span text:style-name="T39"><text:note text:id="ftn11" text:note-class="footnote"><text:note-citation>12</text:note-citation><text:note-body><text:p text:style-name="P21"><text:span text:style-name="T99">C.f. </text:span>Stegeng<text:span text:style-name="T99">a, Jacob. <text:s/>(2016) </text:span><text:s/><text:span text:style-name="T5">Medical Nihilism</text:span><text:span text:style-name="T28">.</text:span></text:p></text:note-body></text:note></text:span><text:span text:style-name="T32">, </text:span><text:span text:style-name="T39">megacorp ‘cure</text:span><text:span text:style-name="T44">s’</text:span><text:span text:style-name="T39"> are at best as bad as the disease.</text:span></text:p>
      <text:p text:style-name="P40">Instead, what cyberspace <text:span text:style-name="T100">(and human culture writ broadly)</text:span> needed was an immune system—and in good Darwinian form, such an immune system has <text:span text:style-name="T57">been </text:span>evolv<text:span text:style-name="T57">ing before our eyes</text:span>. <text:s/><text:span text:style-name="T57">An immune system formally consists of layers with increasing specificity: <text:s/>first surface barriers, then the innate immune system, and finally the adaptive immune system. <text:s/></text:span><text:span text:style-name="T79">The objective </text:span><text:span text:style-name="T165">of the immune system</text:span><text:span text:style-name="T79"> is to protect the organism: <text:s/>in this case, human sociality </text:span><text:span text:style-name="T148">and agency</text:span><text:span text:style-name="T79">.</text:span></text:p>
      <text:p text:style-name="P42">First, what is human sociality? <text:s/>Human culture has been <text:span text:style-name="T91">the primary means of participating in the Great Discussion which ranges from the earliest days of oral culture to the birth of literacy and libraries down to our day. <text:s/>High culture and low culture have both articulated and preserved valuable insights and forms of human flourishing. <text:s/></text:span><text:span text:style-name="T96">However, </text:span><text:span text:style-name="T147">throughout the</text:span><text:span text:style-name="T91"> 20</text:span><text:span text:style-name="T92">th</text:span><text:span text:style-name="T91"> century and particularly </text:span><text:span text:style-name="T147">by</text:span><text:span text:style-name="T91"> the means of the consumer revolution, our lives have been </text:span>thoroughly colonized by capital and commercial instruments. <text:s/><text:span text:style-name="T91">So-called “economies of scale” have disrupted smallholders, artisans, and shopkeepers to the extent that these have been virtually eradicated from the modern landscape in favor of plastic and polluting “dark Satanic mills.” <text:s/>Altho small-scale “provident living” has supported gardening, canning, and home production, none of this has survived across a large enough cultural segment to matter macroscopically, and it has unfortunately been tarred with the “prepper” brush that delegitimizes economic downsizing as antisocial. <text:s/>The siren call of cheap consumer goods has ushered in a generational collapse in self-</text:span><text:soft-page-break/><text:span text:style-name="T91">sufficiency and resulted in the complete colonization of entertainment, food </text:span><text:span text:style-name="T182">culture</text:span><text:span text:style-name="T91">, and self-care by massive corporate brands. <text:s/></text:span><text:span text:style-name="T100">And not only physical goods have entered a post-consumer phase, but only certain classes of ideas, attitudes, political stances, and sensibilities enjoy the sanction of megacorp sociality</text:span><text:span text:style-name="T91">. <text:s/>There is essentially no native culture left, </text:span><text:span text:style-name="T97">only that forged in the </text:span><text:span text:style-name="T114">brand management office</text:span><text:span text:style-name="T91">.</text:span><text:span text:style-name="T91"><text:note text:id="ftn12" text:note-class="footnote"><text:note-citation>13</text:note-citation><text:note-body><text:p text:style-name="P23">The mass shift to remote work from March 2020 onwards due to the COVID-19 pandemic has accelerated the trend of corporate colonization of private spaces. <text:s/>At first, this was occasionally humorous, as when a child ran into the background of a Zoom call, or underwear or private materials <text:span text:style-name="T161">were inadvertently </text:span>left in view of the remote audience; occasionally, it was <text:span text:style-name="T167">more disturbing, as private and corporate intents met at odds in a strangely public shared space</text:span>. <text:s/>In the end, it demanded that individuals reconfigure their homes to accommodate mass corporate preferences, thus another invasion of private space by the megacorp panopticon.</text:p></text:note-body></text:note></text:span><text:span text:style-name="T92">,</text:span><text:span text:style-name="T91"><text:note text:id="ftn13" text:note-class="footnote"><text:note-citation>14</text:note-citation><text:note-body><text:p text:style-name="P14"><text:span text:style-name="T141">A</text:span><text:span text:style-name="T122">n invasive doctrine demanding “truth in communication” under names like </text:span><text:a xlink:type="simple" xlink:href="https://www.bridgewater.com/principles-and-culture" text:style-name="Internet_20_link" text:visited-style-name="Visited_20_Internet_20_Link"><text:span text:style-name="T122">“radical </text:span></text:a><text:a xlink:type="simple" xlink:href="https://www.bridgewater.com/principles-and-culture" text:style-name="Internet_20_link" text:visited-style-name="Visited_20_Internet_20_Link"><text:span text:style-name="T122">transparenc</text:span></text:a><text:a xlink:type="simple" xlink:href="https://www.bridgewater.com/principles-and-culture" text:style-name="Internet_20_link" text:visited-style-name="Visited_20_Internet_20_Link"><text:span text:style-name="T122">y”</text:span></text:a><text:span text:style-name="T122"> and </text:span><text:a xlink:type="simple" xlink:href="https://third-bit.com/2018/11/24/afraid-of-change/" text:style-name="Internet_20_link" text:visited-style-name="Visited_20_Internet_20_Link"><text:span text:style-name="T122">“radical candor”</text:span></text:a><text:span text:style-name="T122"> put forward by partisans of power over against vulnerable employees, clients, and customers, who may be disproportionately affected by a megacorp demand for </text:span><text:span text:style-name="T142">one-sided </text:span><text:span text:style-name="T122">transparency.<text:line-break/></text:span><text:span text:style-name="T143">Ultimately, despite megacorp hand-wringing over worker productivity, the fact that remote workers feel comfortable living lives with a bit of “extracurricular activity” means that they are </text:span><text:span text:style-name="T125">de facto</text:span><text:span text:style-name="T143"> carving out private space once again, a heartening prospect—</text:span><text:span text:style-name="T144">even if pornography usage and alcohol and media consumption are coping mechanisms for dystopia</text:span><text:span text:style-name="T143">. <text:s/>(Kelly, Jack. <text:s/>(2021) <text:s/></text:span><text:a xlink:type="simple" xlink:href="https://www.forbes.com/sites/jackkelly/2021/05/26/study-shows-people-working-from-home-are-having-sex-dating-taking-naps-and-doing-side-hustles-on-company-time/" text:style-name="Internet_20_link" text:visited-style-name="Visited_20_Internet_20_Link"><text:span text:style-name="T143">“Study Shows People Working From Home Are Having Sex, Dating, Taking Naps And Doing Side Hustles On Company Time”</text:span></text:a><text:span text:style-name="T143">)</text:span></text:p></text:note-body></text:note></text:span></text:p>
      <text:p text:style-name="P40"><text:span text:style-name="T101">In an immune system, s</text:span><text:span text:style-name="T57">urface barriers are designed to make it hard for exogenous agents to enter a cell or organism; in our analogy, the primary surface barrier was the match of physical separation to psychological separation. <text:s/>Such surface barriers were rendered </text:span><text:span text:style-name="T91">finally </text:span><text:span text:style-name="T57">obsolete by the launch of the World Wide Web and its subsequent </text:span><text:span text:style-name="T91">infiltration</text:span><text:span text:style-name="T57"> of every aspect of human culture. <text:s/>To the extent they exist today, it is largely a matter of ignorance, self-discipline, </text:span><text:span text:style-name="T91">or happy accident</text:span><text:span text:style-name="T57">.</text:span></text:p>
      <text:p text:style-name="P43">The innate immune system responds non-specifically to pathogens. <text:s/><text:span text:style-name="T54">Any immune system must have a way of deciding what is </text:span><text:span text:style-name="T8">me</text:span><text:span text:style-name="T54"> and what is </text:span><text:span text:style-name="T8">not-me</text:span><text:span text:style-name="T54">. <text:s/></text:span>Framed as an identity problem in a zero-trust environment, users evolved several ways to uniquely identify agents without reference to legacy systems. <text:s/><text:span text:style-name="T115">Chief</text:span> among these means is the blockchain, introduced by Bitcoin for control and transaction of digital assets and since much abused beyond its design intent. <text:s/>The Ethereum family of ERC tokens represent tweaks of this identity concept.</text:p>
      <text:p text:style-name="P43">Identity is still fluid and polysemous, but in certain key instances it is indelibly demonstrable.<text:note text:id="ftn14" text:note-class="footnote"><text:note-citation>15</text:note-citation><text:note-body><text:p text:style-name="P3"><text:span text:style-name="T122">Several have pointed to the failure of Craig S. Wright to demonstrate cryptographically that he is Satoshi Nakamoto, </text:span><text:span text:style-name="T137">the pseudonymous inventor of Bitcoin</text:span><text:span text:style-name="T122">. <text:s/></text:span><text:span text:style-name="T138">(C.f. Khaosan, Venzen. <text:s/>(2016) <text:s/></text:span><text:a xlink:type="simple" xlink:href="https://www.ccn.com/technical-proof-craig-wright-not-satoshi-nakamoto/" text:style-name="Internet_20_link" text:visited-style-name="Visited_20_Internet_20_Link"><text:span text:style-name="T138">“Craig Wright is Not Satoshi Nakamoto—The Technical Proof”</text:span></text:a><text:span text:style-name="T138">.)</text:span></text:p></text:note-body></text:note> <text:s/><text:span text:style-name="T84">The individual actor has the capability to express itself with many public faces or none; one of these typically enjoys government sanction and liability, but it is no more </text:span><text:span text:style-name="T13">real</text:span><text:span text:style-name="T84"> than the others, only more legible to regulation and taxation.</text:span><text:span text:style-name="T84"><text:note text:id="ftn15" text:note-class="footnote"><text:note-citation>16</text:note-citation><text:note-body><text:p text:style-name="P24">Davidson, Dale, and Rees-Mogg, William. <text:s/>(1999) <text:s/><text:span text:style-name="T5">The Sovereign Individual: <text:s/>Mastering the Transition to the Information Age</text:span><text:span text:style-name="T28">.</text:span></text:p></text:note-body></text:note></text:span></text:p>
      <text:p text:style-name="P45">Another aspect of the innate immune system is the public visibility of code. <text:s/>Open source has <text:span text:style-name="T77">developed</text:span> a<text:span text:style-name="T77">n</text:span> ethic of <text:span text:style-name="T77">transparency on epistemological grounds (i.e. you have a right to know </text:span><text:soft-page-break/><text:span text:style-name="T77">what code you are running) and practical grounds (Linus’</text:span><text:span text:style-name="T152">s</text:span><text:span text:style-name="T77"> law: <text:s/>“given enough eye</text:span><text:span text:style-name="T152">ball</text:span><text:span text:style-name="T77">s, all bugs are shallow”</text:span><text:span text:style-name="T77"><text:note text:id="ftn16" text:note-class="footnote"><text:note-citation>17</text:note-citation><text:note-body><text:p text:style-name="P13"><text:span text:style-name="T122">Raymond, Eric. <text:s/>(1999) <text:s/></text:span><text:a xlink:type="simple" xlink:href="http://www.catb.org/~esr/writings/cathedral-bazaar/cathedral-bazaar/ar01s04.html" text:style-name="Internet_20_link" text:visited-style-name="Visited_20_Internet_20_Link"><text:span text:style-name="T123">The Cathedral and the Bazaar</text:span></text:a><text:span text:style-name="T127">.</text:span></text:p></text:note-body></text:note></text:span><text:span text:style-name="T77">).</text:span></text:p>
      <text:p text:style-name="P44">The adaptive immune system <text:span text:style-name="T63">responds to specific pathogenic incursions. <text:s/></text:span><text:span text:style-name="T168">In </text:span><text:span text:style-name="T182">the current</text:span><text:span text:style-name="T168"> analogy, p</text:span><text:span text:style-name="T78">articular conditions arise through social, regulatory, military, or other requirements, which must be met with specialized forms that </text:span><text:span text:style-name="T168">remain</text:span><text:span text:style-name="T78"> thereafter in evolutionary competition with the </text:span><text:span text:style-name="T168">extrinic </text:span><text:span text:style-name="T78">factor. <text:s/></text:span><text:span text:style-name="T101">For instance, </text:span><text:span text:style-name="T116">one</text:span><text:span text:style-name="T101"> megacorp solution to what it perceives as </text:span><text:span text:style-name="T116">a </text:span><text:span text:style-name="T101">threat, i.e. unsanctioned memes, is to attempt to mandate the ultimate traceability of any image’s provenance.</text:span><text:span text:style-name="T101"><text:note text:id="ftn17" text:note-class="footnote"><text:note-citation>18</text:note-citation><text:note-body><text:p text:style-name="Footnote"><text:span text:style-name="T139">The </text:span><text:a xlink:type="simple" xlink:href="https://c2pa.org/" text:style-name="Internet_20_link" text:visited-style-name="Visited_20_Internet_20_Link"><text:span text:style-name="T122">Coalition for Content Provenance and Authenticity</text:span></text:a><text:span text:style-name="T139"> “addresses the prevalence of misleading information online through the development of technical standards for certifying the source and history (or provenance) of media content.”</text:span></text:p></text:note-body></text:note></text:span><text:span text:style-name="T101"> <text:s/>The Internet immune </text:span><text:span text:style-name="T183">response</text:span><text:span text:style-name="T101"> thus evolves to further obfuscate legibility and enhance individual control and </text:span><text:span text:style-name="T150">self-determination:</text:span><text:span text:style-name="T101"> <text:s/></text:span><text:span text:style-name="T183">transactions</text:span><text:span text:style-name="T101"> shift to less-traceable, </text:span><text:span text:style-name="T183">less-containable</text:span><text:span text:style-name="T101"> technologies such as the InterPlanetary File System (IPFS). <text:s/></text:span><text:span text:style-name="T148">The point is not whether or not </text:span><text:span text:style-name="T149">a salient</text:span><text:span text:style-name="T148"> technolog</text:span><text:span text:style-name="T149">y</text:span><text:span text:style-name="T148"> such as deepfak</text:span><text:span text:style-name="T149">es</text:span><text:span text:style-name="T148">, 3D-printed firearms, </text:span><text:span text:style-name="T149">deviant scientific tho</text:span><text:span text:style-name="T174">ugh</text:span><text:span text:style-name="T149">t, </text:span><text:span text:style-name="T151">or even the sharing of copyrighted material</text:span><text:span text:style-name="T148"> can be contained</text:span><text:span text:style-name="T148"><text:note text:id="ftn18" text:note-class="footnote"><text:note-citation>19</text:note-citation><text:note-body><text:p text:style-name="Footnote"><text:span text:style-name="T122">“If in fact you can’t crack [the encryption] at all, government can’t get in, then everybody is walking around with a Swiss bank account in their pocket – right? So there has to be some concession to the need to be able to get into that information somehow.” <text:s/>(</text:span><text:a xlink:type="simple" xlink:href="https://www.businessinsider.com/obama-comments-on-encryption-at-sxsw-2016-3" text:style-name="Internet_20_link" text:visited-style-name="Visited_20_Internet_20_Link"><text:span text:style-name="T122">Barack Obama in March 2016 at SXSW</text:span></text:a><text:span text:style-name="T122">)</text:span></text:p></text:note-body></text:note></text:span><text:span text:style-name="T148">; the experience with export-grade cryptography</text:span><text:span text:style-name="T148"><text:note text:id="ftn19" text:note-class="footnote"><text:note-citation>20</text:note-citation><text:note-body><text:p text:style-name="P12"><text:span text:style-name="T122">Heninger, Nadia. <text:s/>(2016) <text:s/></text:span><text:a xlink:type="simple" xlink:href="https://publish.illinois.edu/science-of-security-lablet/files/2016/08/10062016-Heninger-Slides.pdf" text:style-name="Internet_20_link" text:visited-style-name="Visited_20_Internet_20_Link"><text:span text:style-name="T122">“The Legacy of Export-Grade Cryptography in the 21</text:span></text:a><text:a xlink:type="simple" xlink:href="https://publish.illinois.edu/science-of-security-lablet/files/2016/08/10062016-Heninger-Slides.pdf" text:style-name="Internet_20_link" text:visited-style-name="Visited_20_Internet_20_Link"><text:span text:style-name="T94">st</text:span></text:a><text:a xlink:type="simple" xlink:href="https://publish.illinois.edu/science-of-security-lablet/files/2016/08/10062016-Heninger-Slides.pdf" text:style-name="Internet_20_link" text:visited-style-name="Visited_20_Internet_20_Link"><text:span text:style-name="T122"> Century”</text:span></text:a><text:span text:style-name="T122">.</text:span></text:p></text:note-body></text:note></text:span><text:span text:style-name="T148"> </text:span><text:span text:style-name="T168">and digital rights management</text:span><text:span text:style-name="T168"><text:note text:id="ftn20" text:note-class="footnote"><text:note-citation>21</text:note-citation><text:note-body><text:p text:style-name="P15"><text:span text:style-name="T122">E.g., Schneier, Bruce. <text:s/>(2001) <text:s/></text:span><text:a xlink:type="simple" xlink:href="https://www.schneier.com/crypto-gram/archives/2001/0515.html#3" text:style-name="Internet_20_link" text:visited-style-name="Visited_20_Internet_20_Link"><text:span text:style-name="T122">“The Futility of Digital Copy Prevention”</text:span></text:a><text:span text:style-name="T122">; Electronic Frontier Foundation. <text:s/>(2005) <text:s/></text:span><text:a xlink:type="simple" xlink:href="https://www.eff.org/wp/digital-rights-management-failure-developed-world-danger-developing-world" text:style-name="Internet_20_link" text:visited-style-name="Visited_20_Internet_20_Link"><text:span text:style-name="T122">“Digital Rights Management: A failure in the developed world, a danger to the developing world”</text:span></text:a><text:span text:style-name="T122">. <text:s/>Note that truly digital-rights-managed properties may be better treated as non-fungible tokens (NFTs), itself a web3 blockchain technology.</text:span></text:p></text:note-body></text:note></text:span><text:span text:style-name="T168"> </text:span><text:span text:style-name="T148">has already shown that regulatory attempts ultimately fail. <text:s/></text:span><text:span text:style-name="T149">The </text:span><text:span text:style-name="T151">philosophical</text:span><text:span text:style-name="T149"> question is what kind of world will evolve </text:span><text:span text:style-name="T151">(a </text:span><text:span text:style-name="T20">fait accompli</text:span><text:span text:style-name="T41"> driven by factors beyond any individual or office</text:span><text:span text:style-name="T151">)</text:span><text:span text:style-name="T149"> and </text:span><text:span text:style-name="T151">the practical question is </text:span><text:span text:style-name="T149">how any particular group of actors can preserve their own agency, autonomy, and ambit of action.</text:span></text:p>
      <text:p text:style-name="P46">The first decentralized autonomous organization, “<text:span text:style-name="T86">T</text:span>he DAO” (Đ) itself<text:note text:id="ftn21" text:note-class="footnote"><text:note-citation>22</text:note-citation><text:note-body><text:p text:style-name="P10"><text:span text:style-name="T122">Chohan, Usman. <text:s/>(2017) <text:s/></text:span><text:a xlink:type="simple" xlink:href="https://papers.ssrn.com/sol3/papers.cfm?abstract_id=3082055" text:style-name="Internet_20_link" text:visited-style-name="Visited_20_Internet_20_Link"><text:span text:style-name="T122">“The Decentralized Autonomous Organization and Governance Issues”</text:span></text:a><text:span text:style-name="T122">. <text:s/>Discussion Paper Series: <text:s/></text:span><text:span text:style-name="T123">Notes on the 21</text:span><text:span text:style-name="T95">st</text:span><text:span text:style-name="T123"> Century</text:span><text:span text:style-name="T127">.</text:span></text:p></text:note-body></text:note>, was created <text:span text:style-name="T116">in 2016</text:span> as a way of distributing ownership and stake in a joint venture capital fund. <text:s/>Đ <text:span text:style-name="T61">was a new form of organization in that it was essentially a mathematical entity, a set of smart contracts on the blockchain to which anyone had access. <text:s/>Đ </text:span><text:span text:style-name="T62">lived up at least to </text:span><text:span text:style-name="T190">its </text:span><text:span text:style-name="T62">“decentralized” and “autonomous” </text:span><text:span text:style-name="T190">epithets.</text:span><text:span text:style-name="T62"> <text:s/>No money was held centrally, with token-based authentication yielding the right to vote on projects. <text:s/>Having set the criteria for membership and investment, </text:span>Đ <text:span text:style-name="T62">then operated in truly democratic fashion until an exploit of imperfectly written smart contract code led to theft, crisis, and the reorganization of the Ethereum blockchain itself.</text:span></text:p>
      <text:p text:style-name="P48">While <text:span text:style-name="T102">the</text:span> heirs of <text:span text:style-name="T60">Đ</text:span> serve a role in the <text:span text:style-name="T103">current </text:span>Internet immune system, the original was formed in response to exogenous regulatory concerns, notably ongoing <text:span text:style-name="T60">governmental insistence </text:span><text:soft-page-break/><text:span text:style-name="T60">on </text:span>restricting investment to the already-<text:span text:style-name="T163">wealthy</text:span>.<text:note text:id="ftn22" text:note-class="footnote"><text:note-citation>23</text:note-citation><text:note-body><text:p text:style-name="P26">Idle speculation wonders how Joseph Smith and the saints in Kirtland would have fared with a DAO-secured altcoin rather than the Kirtland Safety Society’s anti-banking company.</text:p></text:note-body></text:note> <text:s/>The <text:span text:style-name="T63">U.S. Securities and Exchange Commission</text:span> and other <text:span text:style-name="T63">agencies </text:span>have in place arbitrary investor requirements which would make little sense even if pegged to something like inflation or index rather than the rapidly-devaluing petrodollar. <text:s/>Nominally put in place to protect <text:span text:style-name="T63">the naïve</text:span> from getting scammed, these restrictions have had the pernicious effect of <text:span text:style-name="T60">pulling up the ladder </text:span><text:span text:style-name="T104">behind</text:span> the <text:span text:style-name="T12">actuel r</text:span><text:span text:style-name="T5">iche</text:span>.</text:p>
      <text:p text:style-name="P49">DAOs have rapidly evolved as <text:span text:style-name="T52">a way of distributing ownership and stake </text:span><text:span text:style-name="T65">in a purely democratic way. <text:s/>As an aside, the word “democracy” has been much abused, but here I use it in a sense much like the Greek original: <text:s/>the holders of an immutable and indelible token cast their secured votes to govern their society. <text:s/></text:span><text:span text:style-name="T105">DAOs represent a resurgence of the </text:span><text:span text:style-name="T106">sovereign</text:span><text:span text:style-name="T105"> city-state in new guise. <text:s/></text:span><text:span text:style-name="T148">Will this be enough to evade the “imperial” aggregates which currently dominate the Web?</text:span></text:p>
      <text:p text:style-name="P31">Decentralized autonomous organizations, <text:span text:style-name="T107">zero-knowledge cryptographic proofs, cryptocurrencies, </text:span><text:span text:style-name="T63">proof-of-identity systems,</text:span> and their as-yet-unborn kin represent the evolution of an immune system on top of the Darwinian churn of the <text:span text:style-name="T52">legacy Internet. <text:s/></text:span><text:span text:style-name="T55">The stakes are necessarily high: <text:s/>possession is </text:span><text:span text:style-name="T9">de facto</text:span><text:span text:style-name="T33"> ownership, the other end of the stick from “not your keys, not your coins” </text:span><text:span text:style-name="T40">(the old cryptocurrency chestnut).</text:span><text:span text:style-name="T33"> <text:s/></text:span><text:span text:style-name="T35">The focus is currently on ownership of money, non-fungible tokens, and similar assets, but broadly speaking such systems allow the authenticated ownership of all data and assets one holds, from chat messages to market shares to physical real estate. <text:s/>There may be good reasons to retain the legacy system for some classes of physical or legal artifacts, but at minimum these will be in competition with purely autonomous constructs.</text:span><text:span text:style-name="T33"> <text:s/></text:span><text:span text:style-name="T35">(As an aside, I am of the </text:span><text:span text:style-name="T41">philosophical </text:span><text:span text:style-name="T35">opinion that l</text:span><text:span text:style-name="T34">egal recognition should not be sought generally for new forms of organization, as any legibility to </text:span><text:span text:style-name="T35">legacy</text:span><text:span text:style-name="T34"> system</text:span><text:span text:style-name="T35">s</text:span><text:span text:style-name="T34"> opens new attack surface</text:span><text:span text:style-name="T35">s in an immunological sense</text:span><text:span text:style-name="T34">.</text:span><text:span text:style-name="T35">) <text:s/>“Code is law.”</text:span><text:span text:style-name="T35"><text:note text:id="ftn23" text:note-class="footnote"><text:note-citation>24</text:note-citation><text:note-body><text:p text:style-name="P25">Lessig, Lawrence. <text:s/>(1999) <text:s/><text:span text:style-name="T5">Code and Other Laws of Cyberspace</text:span><text:span text:style-name="T28">.</text:span></text:p></text:note-body></text:note></text:span></text:p>
      <text:p text:style-name="P47">A decentralized autonomous organization seems to be at least the first two: <text:s/>having set the criteria for membership, <text:span text:style-name="T64">the organization can act as the </text:span><text:span text:style-name="T90">(distributed</text:span><text:span text:style-name="T90"><text:note text:id="ftn24" text:note-class="footnote"><text:note-citation>25</text:note-citation><text:note-body><text:p text:style-name="P6"><text:span text:style-name="T122">Hobart, </text:span><text:span text:style-name="T140">Byrne ~lableg-tadrex.</text:span><text:span text:style-name="T122"> <text:s/></text:span><text:span text:style-name="T140">(Nov 17, 2021) <text:s/></text:span><text:a xlink:type="simple" xlink:href="https://urbit.org/blog/2021-11-18-the-promise-and-paradox-of-decentralization" text:style-name="Internet_20_link" text:visited-style-name="Visited_20_Internet_20_Link"><text:span text:style-name="T122">“The Promise and Paradox of Decentralization”</text:span></text:a><text:span text:style-name="T122">. <text:s/></text:span><text:span text:style-name="T123">The Diff</text:span><text:span text:style-name="T127">.</text:span></text:p></text:note-body></text:note></text:span><text:span text:style-name="T90">, possibly unknown in the zero-knowledge proof sense) </text:span><text:span text:style-name="T64">stakeholders direct. <text:s/>This form is still somewhat “yeasty” in that like cyanobacteria it acts as an undifferentiated mass, and we should expect further innovations in DAO-like entities. <text:s/>Likely the most salient part of a DAO is the “decentralized” epithet; one can imagine hierarchical, inner-circle/outer-circl</text:span><text:span text:style-name="T75">e</text:span><text:span text:style-name="T65">, </text:span><text:span text:style-name="T64">role-specialized </text:span><text:span text:style-name="T65">DAOs of DAOs</text:span><text:span text:style-name="T64">, and other </text:span><text:span text:style-name="T65">taxonomically related </text:span><text:span text:style-name="T64">forms, </text:span><text:span text:style-name="T107">just as one can imagine progressively less organized instances in a chaos-happy Internet</text:span><text:span text:style-name="T64">.</text:span></text:p>
      <text:p text:style-name="P50"><text:soft-page-break/><text:span text:style-name="T60">Đ</text:span> itself failed, like the first mutant with a new gene. <text:s/>Many lessons can be drawn from that failure, including the criticality of getting <text:span text:style-name="T86">smart contract </text:span>code <text:span text:style-name="T86">absolutely correct</text:span> <text:span text:style-name="T86">(“</text:span>code is law”<text:span text:style-name="T86">)</text:span>, and how to administer a blockchain in the presence of massive fraud. <text:s/><text:span text:style-name="T82">And indeed, </text:span><text:span text:style-name="T83">w</text:span><text:span text:style-name="T82">hat has happened to the blockchain world of decentralized finance? <text:s/>Millisecond differentials in responsiveness lead to huge swings in profitability of transactions.</text:span><text:span text:style-name="T82"><text:note text:id="ftn25" text:note-class="footnote"><text:note-citation>26</text:note-citation><text:note-body><text:p text:style-name="P17"><text:span text:style-name="T122">Sevcik, Pete. <text:s/>(2021) <text:s/></text:span><text:a xlink:type="simple" xlink:href="https://www.banklesstimes.com/2021/08/09/a-millisecond-makes-a-difference-when-it-comes-to-financial-networks/" text:style-name="Internet_20_link" text:visited-style-name="Visited_20_Internet_20_Link"><text:span text:style-name="T122">“A Millisecond Makes a Difference When it Comes to Financial Networks”</text:span></text:a><text:span text:style-name="T122">. <text:s/></text:span><text:span text:style-name="T126">Bankless Times</text:span><text:span text:style-name="T129">.</text:span></text:p></text:note-body></text:note></text:span><text:span text:style-name="T82"> <text:s/></text:span><text:span text:style-name="T173">Generalized f</text:span><text:span text:style-name="T82">rontrunner bots watch algorithmically for transactions they can complete faster than the original source, thereby making </text:span><text:span text:style-name="T172">profits</text:span><text:span text:style-name="T82">.</text:span><text:span text:style-name="T82"><text:note text:id="ftn26" text:note-class="footnote"><text:note-citation>27</text:note-citation><text:note-body><text:p text:style-name="P16"><text:span text:style-name="T122">Be’ery, Tal. <text:s/>(2020) <text:s/></text:span><text:a xlink:type="simple" xlink:href="https://zengo.com/ethology-a-safari-tour-in-ethereums-dark-forest/" text:style-name="Internet_20_link" text:visited-style-name="Visited_20_Internet_20_Link"><text:span text:style-name="T122">“Ethology: <text:s/>A Safari Tour in Ethereum’s Dark Forest”</text:span></text:a><text:span text:style-name="T122">.</text:span></text:p></text:note-body></text:note></text:span><text:span text:style-name="T82"> <text:s/></text:span><text:span text:style-name="T83">Zero-day exploits of code abound</text:span><text:span text:style-name="T83"><text:note text:id="ftn27" text:note-class="footnote"><text:note-citation>28</text:note-citation><text:note-body><text:p text:style-name="P20"><text:span text:style-name="T122">E.g. the </text:span><text:a xlink:type="simple" xlink:href="https://immunefi.com/" text:style-name="Internet_20_link" text:visited-style-name="Visited_20_Internet_20_Link"><text:span text:style-name="T122">Immunefi crypto bug bounty platform</text:span></text:a><text:span text:style-name="T122">.</text:span></text:p></text:note-body></text:note></text:span><text:span text:style-name="T83">, heralding a need for more thorough vetting and more expressive smart contract languages.</text:span></text:p>
      <text:p text:style-name="P51">Blockchains (and thus DAOs via Ethereum) operate as proof-of-work, proof-of-stake, etc. <text:s/>This provides node operators with a way of verifying consensus reality and thereby cementing a record of digital transactions. <text:s/>Future <text:span text:style-name="T84">innovation</text:span>s <text:span text:style-name="T84">hold forth</text:span> the possibility of <text:span text:style-name="T162">secure</text:span> p<text:span text:style-name="T49">roof-of-identity </text:span><text:span text:style-name="T64">blockchains (such as the Uqbar L</text:span><text:span text:style-name="T162">ayer </text:span><text:span text:style-name="T64">1 </text:span><text:span text:style-name="T162">smart contract</text:span><text:span text:style-name="T64"> blockchain on Urbit</text:span><text:span text:style-name="T64"><text:note text:id="ftn28" text:note-class="footnote"><text:note-citation>29</text:note-citation><text:note-body><text:p text:style-name="P21"><text:span text:style-name="T190">C.f. </text:span>~hocwyn-tipwex/uqbar-event-horizon <text:span text:style-name="T162">(</text:span><text:span text:style-name="T190">an </text:span><text:span text:style-name="T162">Urbit </text:span><text:span text:style-name="T164">group</text:span><text:span text:style-name="T162">).</text:span></text:p></text:note-body></text:note></text:span><text:span text:style-name="T64">), </text:span>wherein <text:span text:style-name="T76">each node which can provide </text:span><text:span text:style-name="T84">concrete </text:span><text:span text:style-name="T162">cryptographic</text:span><text:span text:style-name="T84"> </text:span><text:span text:style-name="T76">evidence of its identity gets a vote on the consensus.</text:span></text:p>
      <text:p text:style-name="P52">Altogether, while any new decentralized platform (such as the Web itself) faces the risk of re-centralization, what differs <text:span text:style-name="T5">this time around</text:span><text:span text:style-name="T28"> is the stake of ownership and indelible privacy which attach to DAOs and DAO-like entities. <text:s/></text:span><text:span text:style-name="T76">We must consider modern systems to necessarily interact at the pinnacle intensity of competence and competition: <text:s/>any differential advantage that can be exploited to outcompete an adversary not only can be exploited but </text:span><text:span text:style-name="T23">should</text:span><text:span text:style-name="T46"> be. <text:s/>Illegibility, redundancy, and apposite complexity are allies in the immune fight to maintain identity, ownership, </text:span><text:span text:style-name="T47">and group cohesion</text:span><text:span text:style-name="T46"> in the modern Internet. <text:s/>A</text:span><text:span text:style-name="T51">ny system </text:span><text:span text:style-name="T170">without</text:span><text:span text:style-name="T51"> an operational DAO-like layer </text:span><text:span text:style-name="T60">is</text:span><text:span text:style-name="T51"> immunocompromised. <text:s/></text:span><text:span text:style-name="T72">All tools for the individual and collective need to be architected around a zero-trust </text:span><text:span text:style-name="T83">adversarial</text:span><text:span text:style-name="T72"> world. <text:s/></text:span><text:span text:style-name="T108">They also need to guard the embers of community and enable new growth.</text:span></text:p>
      <text:p text:style-name="P36">In a nutshell, the early World Wide Web was a <text:span text:style-name="T72">cocktail party. <text:s/></text:span><text:span text:style-name="T53">By the age of Usenet and into the World Wide Web era, the Internet evolved into a player-versus-player defect–defect equilibrium in which brigading, spamming, </text:span><text:span text:style-name="T72">and </text:span><text:span text:style-name="T53">anonymity are </text:span><text:span text:style-name="T72">rational </text:span><text:span text:style-name="T53">adaptive behaviors. <text:s/></text:span><text:span text:style-name="T72">Indeed, a</text:span><text:span text:style-name="T53">nonymity is barely a protection given the lengths to which governments and megacorps go to prevent truly untraceable usage. <text:s/></text:span><text:span text:style-name="T58">T</text:span><text:span text:style-name="T53">his </text:span><text:span text:style-name="T72">approach</text:span><text:span text:style-name="T53"> is adaptive for agencies which have given up on any </text:span><text:span text:style-name="T72">other model of reality</text:span><text:span text:style-name="T53">, </text:span><text:span text:style-name="T58">fundamentally lacking </text:span><text:span text:style-name="T72">a </text:span><text:span text:style-name="T58">vision </text:span><text:span text:style-name="T72">of humans as other than atomized individual krill for the megacorp predators</text:span><text:span text:style-name="T58">. <text:s/></text:span><text:span text:style-name="T53">The legacy </text:span><text:span text:style-name="T108">megacorp</text:span><text:span text:style-name="T53"> </text:span><text:span text:style-name="T171">World Wide Web</text:span><text:span text:style-name="T53"> has </text:span><text:soft-page-break/><text:span text:style-name="T53">become a </text:span><text:span text:style-name="T54">crab bucket,</text:span><text:span text:style-name="T53"> always </text:span><text:span text:style-name="T54">drawing everything back into itself in a dysfunctional and frankly satanic way.</text:span></text:p>
      <text:p text:style-name="P53">Communities such as Mastodon, Discord, and Urbit have stepped back from the purely PvP world of the globally-namespaced social media Internet. <text:s/>These <text:span text:style-name="T108">today </text:span>have more of a block party feel, wherein one can wander from house to house or room to room and encounter some of the same faces<text:span text:style-name="T71"> in </text:span><text:span text:style-name="T118">the same or </text:span><text:span text:style-name="T71">new guise</text:span>. <text:s/>Conversations can drop and resume anew in very different locales with largely the same composition. <text:s/><text:span text:style-name="T71">Marrying the underlying cryptographic identity requirements of DAOs to communication tools and databases yields a strong stable solution to the problem of retaining a foothold of personal identity from which to coordinate one’s multifaceted digital life. <text:s/></text:span><text:span text:style-name="T169">Protocol Labs’ InterPlanetary File System</text:span><text:span text:style-name="T71">, Sovrin Foundation’</text:span><text:span text:style-name="T169">s Self-Sovereign Identity</text:span><text:span text:style-name="T71">, Tim Berners-Lee’s Solid, and </text:span><text:span text:style-name="T169">Tlon’s </text:span><text:span text:style-name="T71">Urbit all offer their take on this requirement. <text:s/></text:span><text:span text:style-name="T80">Even a Signal chat group running its own server is a kind of token-free DAO.</text:span></text:p>
      <text:p text:style-name="P54">Since the Renaissance, essentially all theology <text:span text:style-name="T119">has been</text:span> humanist in nature, concerning itself with how man should live to flourish in this world and inherit in the next. <text:s/>Even secularized descendants enjoin an <text:span text:style-name="T28">ethos</text:span> of ritual behaviors and practices. <text:s/>The social and cultural “stack” (in software parlance) upon which we build provides for a variety, broad or narrow, of human cultural forms. <text:s/><text:span text:style-name="T67">Lately, the variety of forms has been diminishing both by cutting off older forms from the modern world and by cultivating only certain </text:span><text:span text:style-name="T120">state-</text:span><text:span text:style-name="T67">legible apex predators and their preferred </text:span><text:span text:style-name="T121">ovine </text:span><text:span text:style-name="T67">repast.</text:span><text:span text:style-name="T67"><text:note text:id="ftn29" text:note-class="footnote"><text:note-citation>30</text:note-citation><text:note-body><text:p text:style-name="Footnote"><text:span text:style-name="T122">Consider, for instance, the astonishing contraction in Mormon folklore </text:span><text:span text:style-name="T145">and folk theology since the introduction of the Priesthood Correlation Program subsequent to the1960s. <text:s/></text:span><text:span text:style-name="T146">Altho not fully a function of correlation, as one may cite broader trends in secularization, it has definitely been one major outcome.</text:span><text:span text:style-name="T145"> <text:s/>C.f. Smith, Daymon. <text:s/>(2007) <text:s/></text:span><text:a xlink:type="simple" xlink:href="https://bycommonconsent.files.wordpress.com/2010/03/daymon-smith-dissertation.pdf" text:style-name="Internet_20_link" text:visited-style-name="Visited_20_Internet_20_Link"><text:span text:style-name="T145">“The Last Shall Be First and the First Shall Be Last: <text:s/>Discourse and Mormon History”</text:span></text:a><text:span text:style-name="T145">.</text:span></text:p></text:note-body></text:note></text:span></text:p>
      <text:p text:style-name="P41"><text:span text:style-name="T67">Contra this monoculture, t</text:span>he <text:span text:style-name="T5">telos</text:span><text:span text:style-name="T28"> of social computing is to recreate the village </text:span><text:span text:style-name="T31">green</text:span><text:span text:style-name="T28">, not the </text:span><text:span text:style-name="T48">panopticon</text:span><text:span text:style-name="T28">. <text:s/></text:span><text:span text:style-name="T37">Revisiting </text:span><text:span text:style-name="T38">a</text:span><text:span text:style-name="T37"> thesis from above: <text:s/>“All tools for the individual and collective need to be architected around </text:span><text:span text:style-name="T26">using </text:span><text:span text:style-name="T27">cryptographic</text:span><text:span text:style-name="T26"> proofs to create</text:span><text:span text:style-name="T25"> </text:span><text:span text:style-name="T11">stable high-trust havens in an otherwise</text:span><text:span text:style-name="T37"> zero-trust </text:span><text:span text:style-name="T38">adversarial</text:span><text:span text:style-name="T37"> world.” <text:s/></text:span><text:span text:style-name="T28">The village is a stable, long-term tribe well below Dunbar’s limit which shares values and assets in common, from which a member occasionally ventures out into the broader social web but always has a home </text:span><text:span text:style-name="T45">and patrimony</text:span><text:span text:style-name="T28">. <text:s/></text:span><text:span text:style-name="T30">Every village will grow its own culture, perhaps even its own </text:span><text:span text:style-name="T10">cultus</text:span><text:span text:style-name="T30">, </text:span><text:span text:style-name="T36">enabled by decentralized technologies to protect their assets and precious peculiarities.</text:span><text:span text:style-name="T28"> <text:s/></text:span><text:span text:style-name="T60">The World Wide Web has been an e</text:span><text:span text:style-name="T59">xtinction-level event </text:span><text:span text:style-name="T60">for many forms of life, livelihood, and culture. <text:s/>For others, it has offered strange forms of life support and even thriving. <text:s/></text:span><text:span text:style-name="T66">With a new immune system evolved and now operational, human </text:span><text:span text:style-name="T73">endeavor</text:span><text:span text:style-name="T66"> </text:span><text:span text:style-name="T74">stand</text:span><text:span text:style-name="T66">s on the cusp of a</text:span><text:span text:style-name="T60"> </text:span><text:span text:style-name="T59">Cambrian explosion, </text:span><text:span text:style-name="T108">unconstrainable by a rent-seeking boardroom-and-bureaucracy world that never comprehended the light shining in its darkness</text:span><text:span text:style-name="T60">. <text:s/></text:span><text:span text:style-name="T60"><draw:frame draw:style-name="fr1" draw:name="Image1" text:anchor-type="as-char" svg:y="-0.1354in" svg:width="0.1665in" svg:height="0.1665in" draw:z-index="0"><draw:image xlink:href="Pictures/100000010000002000000020EA092223A1FD995E.png" xlink:type="simple" xlink:show="embed" xlink:actuate="onLoad" draw:mime-type="image/png"/></draw:frame></text:span></text:p>
      <text:h text:style-name="P62" text:outline-level="2">Appendix</text:h>
      <text:p text:style-name="P55">There remain exogenous threats to such a post-corporate Web, however: <text:s/>most notably in payment processing and Internet infrastructure<text:note text:id="ftn30" text:note-class="footnote"><text:note-citation>31</text:note-citation><text:note-body><text:p text:style-name="P19"><text:span text:style-name="T185">E.g., </text:span><text:span text:style-name="T153">Greenstein, Shane. <text:s/></text:span><text:span text:style-name="T154">(</text:span><text:span text:style-name="T153">2020</text:span><text:span text:style-name="T154">)</text:span><text:span text:style-name="T153"> <text:s/></text:span><text:a xlink:type="simple" xlink:href="https://www.aeaweb.org/articles?id=10.1257/jep.34.2.192" text:style-name="Internet_20_link" text:visited-style-name="Visited_20_Internet_20_Link"><text:span text:style-name="T159">“</text:span></text:a><text:a xlink:type="simple" xlink:href="https://www.aeaweb.org/articles?id=10.1257/jep.34.2.192" text:style-name="Internet_20_link" text:visited-style-name="Visited_20_Internet_20_Link"><text:span text:style-name="T160">T</text:span></text:a><text:a xlink:type="simple" xlink:href="https://www.aeaweb.org/articles?id=10.1257/jep.34.2.192" text:style-name="Internet_20_link" text:visited-style-name="Visited_20_Internet_20_Link"><text:span text:style-name="T159">he Basic Economics of Internet Infrastructure”</text:span></text:a><text:span text:style-name="T158">.</text:span><text:span text:style-name="T157"> <text:s/></text:span><text:span text:style-name="T155">Journal of Economic Perspectives</text:span><text:span text:style-name="T156"> 34</text:span><text:span text:style-name="T153">, </text:span><text:span text:style-name="T154">iss. </text:span><text:span text:style-name="T153">2: 192–214</text:span><text:span text:style-name="T185">; Beltrán, Fernando, Bourdeau de Fontenay, Alain, and Wohlers de Almeida, Marcio. <text:s/>(2005) <text:s/></text:span><text:a xlink:type="simple" xlink:href="https://qcpages.qc.cuny.edu/~lussher/fontenay05.pdf" text:style-name="Internet_20_link" text:visited-style-name="Visited_20_Internet_20_Link"><text:span text:style-name="T185">“Internet as a critical infrastructure: <text:s/>Lessons from the backbone experience in South America”</text:span></text:a><text:span text:style-name="T185">. <text:s/></text:span><text:span text:style-name="T186">Communications and Strategies 58</text:span><text:span text:style-name="T187">.</text:span></text:p></text:note-body></text:note>. <text:s/><text:span text:style-name="T188">A</text:span> Bitcoin <text:span text:style-name="T188">or blockchain</text:span> maximalist <text:span text:style-name="T188">can</text:span> run his or her own full node, thereby perpetuating the blockchain. <text:s/>However, without a way of connecting into the legacy financial system, even a private operator is extremely limited in performing off-chain transactions. <text:s/>(This is <text:span text:style-name="T188">one reason </text:span>why the United States government apparatus has focused on <text:span text:style-name="T188">applying</text:span> Know Your Customer laws to control Coinbase and other gateway entities.) <text:s/><text:span text:style-name="T188">Ultimately, the collusion of megacorps and governments (democratic and nondemocratic) to control money—and therefore group activity—hinges on access to the legacy payment processors</text:span>. <text:s/><text:span text:style-name="T188">Besides payment processing, a</text:span><text:span text:style-name="T184">ll Internet traffic must</text:span><text:span text:style-name="T24"> de facto </text:span><text:span text:style-name="T184">pass through Internet service providers and onto the Internet backbone itself, controlled by a handful of megacorps. <text:s/>This betokens a need for robust </text:span><text:span text:style-name="T188">post</text:span><text:span text:style-name="T184">-corporate solutions for physical Internet infrastructure and hardware services, </text:span><text:span text:style-name="T188">with non-government, non-megacorp stakeholders (i.e. all of us) having a voice—guaranteed access as a public utility, diversification in access means, or some other solution</text:span><text:span text:style-name="T184">. <text:s/></text:span><text:span text:style-name="T189">Much of this is hypothetical—until the moment it isn’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nux Libertine" svg:font-family="'Linux Libertine'"/>
    <style:font-face style:name="Linux Libertine1" svg:font-family="'Linux Libertine'" style:font-pitch="variable"/>
    <style:font-face style:name="Noto Sans CJK SC" svg:font-family="'Noto Sans CJK SC'" style:font-family-generic="system" style:font-pitch="variable"/>
    <style:font-face style:name="Noto Sans Deseret" svg:font-family="'Noto Sans Deseret'" style:font-family-generic="swiss"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nux Libertine"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nux Libertine"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nux Libertine" fo:font-family="'Linux Libertin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nux Libertine" fo:font-family="'Linux Libertine'"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nux Libertine" fo:font-family="'Linux Libertine'"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nux Libertine" fo:font-family="'Linux Libertine'" style:font-size-asian="12pt" style:language-asian="zxx" style:country-asian="none" style:font-name-complex="Noto Sans Devanagari1" style:font-family-complex="'Noto Sans Devanagari'" style:font-family-generic-complex="swiss" style:language-complex="zxx" style:country-complex="none"/>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5pt" fo:language="en" fo:country="US" style:font-size-asian="10.5pt" style:font-size-complex="10.5pt"/>
    </style:style>
    <style:style style:name="MP2" style:family="paragraph" style:parent-style-name="Footer">
      <loext:graphic-properties draw:fill-hatch-name="hatch"/>
      <style:paragraph-properties fo:margin-left="0.5in" fo:margin-right="0in" fo:text-indent="-0.5in" style:auto-text-indent="false">
        <style:tab-stops>
          <style:tab-stop style:position="3.3465in" style:type="center"/>
          <style:tab-stop style:position="6.6929in" style:type="right"/>
        </style:tab-stops>
      </style:paragraph-properties>
      <style:text-properties fo:font-size="10.5pt" fo:language="en" fo:country="US" style:font-size-asian="10.5pt" style:font-size-complex="10.5pt"/>
    </style:style>
    <style:style style:name="MT1" style:family="text">
      <style:text-properties officeooo:rsid="001c8dbf"/>
    </style:style>
    <style:style style:name="MT2" style:family="text">
      <style:text-properties officeooo:rsid="00d20db8"/>
    </style:style>
    <style:style style:name="MT3" style:family="text">
      <style:text-properties officeooo:rsid="00b5f57a"/>
    </style:style>
    <style:style style:name="MT4" style:family="text">
      <style:text-properties officeooo:rsid="0064111d"/>
    </style:style>
    <style:style style:name="MT5" style:family="text">
      <style:text-properties officeooo:rsid="00b78c36"/>
    </style:style>
    <style:style style:name="MT6" style:family="text">
      <style:text-properties fo:font-style="italic" officeooo:rsid="001c8dbf" style:font-style-asian="italic" style:font-style-complex="italic"/>
    </style:style>
    <style:style style:name="MT7" style:family="text">
      <style:text-properties fo:font-style="italic" officeooo:rsid="009b3c22" style:font-style-asian="italic" style:font-style-complex="italic"/>
    </style:style>
    <style:style style:name="MT8" style:family="text">
      <style:text-properties fo:font-style="normal" officeooo:rsid="001c8dbf" style:font-style-asian="normal" style:font-style-complex="normal"/>
    </style:style>
    <style:style style:name="MT9" style:family="text">
      <style:text-properties fo:font-style="normal" officeooo:rsid="0029ad54" style:font-style-asian="normal" style:font-style-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text:span text:style-name="MT1">Page </text:span><text:span text:style-name="MT1"><text:page-number text:select-page="current">7</text:page-number></text:span><text:span text:style-name="MT1"><text:s/>of </text:span><text:span text:style-name="MT2">9</text:span></text:p>
      </style:footer>
      <style:footer-first>
        <text:p text:style-name="MP2"><text:span text:style-name="MT3">Davis, Neal </text:span><text:span text:style-name="MT4">~lagrev-nocfep</text:span><text:span text:style-name="MT1">, “Immunology </text:span><text:span text:style-name="MT5">for the Internet Age</text:span><text:span text:style-name="MT1">”. <text:s/></text:span><text:span text:style-name="MT6">Mormon Transhumanist Association Conference </text:span><text:span text:style-name="MT7">(MTAConf) “Decentralization of Power”</text:span><text:span text:style-name="MT8">. <text:s/>March 1</text:span><text:span text:style-name="MT9">9</text:span><text:span text:style-name="MT8">, 2022.</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6T10:06:02.231730626</meta:creation-date>
    <dc:date>2021-12-24T07:48:24.065496928</dc:date>
    <meta:editing-duration>PT9H9M7S</meta:editing-duration>
    <meta:editing-cycles>138</meta:editing-cycles>
    <meta:generator>LibreOffice/7.2.3.2$Linux_X86_64 LibreOffice_project/20$Build-2</meta:generator>
    <meta:document-statistic meta:table-count="0" meta:image-count="1" meta:object-count="0" meta:page-count="10" meta:paragraph-count="71" meta:word-count="4616" meta:character-count="31054" meta:non-whitespace-character-count="26298"/>
  </office:meta>
</office:document-meta>
</file>